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5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64" table:style-name="ta1">
        <table:table-column table:style-name="co1" table:default-cell-style-name="Default"/>
        <table:table-row table:style-name="ro1">
          <table:table-cell/>
        </table:table-row>
      </table:table>
      <table:table table:name="loss_128" table:style-name="ta1">
        <table:table-column table:style-name="co3" table:default-cell-style-name="Default"/>
        <table:table-row table:style-name="ro1">
          <table:table-cell/>
        </table:table-row>
      </table:table>
      <table:table table:name="loss_256" table:style-name="ta1">
        <table:table-column table:style-name="co4" table:default-cell-style-name="Default"/>
        <table:table-row table:style-name="ro1">
          <table:table-cell/>
        </table:table-row>
      </table:table>
      <table:table table:name="loss_512" table:style-name="ta1">
        <table:table-column table:style-name="co5" table:default-cell-style-name="Default"/>
        <table:table-row table:style-name="ro1">
          <table:table-cell/>
        </table:table-row>
      </table:table>
      <table:table table:name="loss_1024" table:style-name="ta1">
        <table:table-column table:style-name="co6" table:default-cell-style-name="Default"/>
        <table:table-row table:style-name="ro1">
          <table:table-cell/>
        </table:table-row>
      </table:table>
      <table:table table:name="loss_2048" table:style-name="ta1">
        <table:table-column table:style-name="co7" table:default-cell-style-name="Default"/>
        <table:table-row table:style-name="ro1">
          <table:table-cell/>
        </table:table-row>
      </table:table>
      <table:table table:name="loss_analysis" table:style-name="ta1">
        <table:shapes>
          <draw:frame draw:z-index="0" draw:style-name="gr1" draw:text-style-name="P1" svg:width="6.5315in" svg:height="5.2579in" svg:x="3.5898in" svg:y="2.3114in">
            <draw:object draw:notify-on-update-of-ranges="loss_analysis.B2:loss_analysis.AE2 loss_analysis.A3:loss_analysis.A3 loss_analysis.B3:loss_analysis.AE3 loss_analysis.A4:loss_analysis.A4 loss_analysis.B4:loss_analysis.AE4 loss_analysis.A5:loss_analysis.A5 loss_analysis.B5:loss_analysis.AE5 loss_analysis.A6:loss_analysis.A6 loss_analysis.B6:loss_analysis.AE6 loss_analysis.A7:loss_analysis.A7 loss_analysis.B7:loss_analysis.AE7 loss_analysis.A8:loss_analysis.A8 loss_analysis.B8:loss_analysis.A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loss_64.B1:.B64])" office:value-type="string" office:string-value="" calcext:value-type="error">
            <text:p>#DIV/0!</text:p>
          </table:table-cell>
          <table:table-cell table:formula="of:=AVERAGE([$loss_64.C1:.C64])" office:value-type="string" office:string-value="" calcext:value-type="error">
            <text:p>#DIV/0!</text:p>
          </table:table-cell>
          <table:table-cell table:formula="of:=AVERAGE([$loss_64.D1:.D64])" office:value-type="string" office:string-value="" calcext:value-type="error">
            <text:p>#DIV/0!</text:p>
          </table:table-cell>
          <table:table-cell table:formula="of:=AVERAGE([$loss_64.E1:.E64])" office:value-type="string" office:string-value="" calcext:value-type="error">
            <text:p>#DIV/0!</text:p>
          </table:table-cell>
          <table:table-cell table:formula="of:=AVERAGE([$loss_64.F1:.F64])" office:value-type="string" office:string-value="" calcext:value-type="error">
            <text:p>#DIV/0!</text:p>
          </table:table-cell>
          <table:table-cell table:formula="of:=AVERAGE([$loss_64.G1:.G64])" office:value-type="string" office:string-value="" calcext:value-type="error">
            <text:p>#DIV/0!</text:p>
          </table:table-cell>
          <table:table-cell table:formula="of:=AVERAGE([$loss_64.H1:.H64])" office:value-type="string" office:string-value="" calcext:value-type="error">
            <text:p>#DIV/0!</text:p>
          </table:table-cell>
          <table:table-cell table:formula="of:=AVERAGE([$loss_64.I1:.I64])" office:value-type="string" office:string-value="" calcext:value-type="error">
            <text:p>#DIV/0!</text:p>
          </table:table-cell>
          <table:table-cell table:formula="of:=AVERAGE([$loss_64.J1:.J64])" office:value-type="string" office:string-value="" calcext:value-type="error">
            <text:p>#DIV/0!</text:p>
          </table:table-cell>
          <table:table-cell table:formula="of:=AVERAGE([$loss_64.K1:.K64])" office:value-type="string" office:string-value="" calcext:value-type="error">
            <text:p>#DIV/0!</text:p>
          </table:table-cell>
          <table:table-cell table:formula="of:=AVERAGE([$loss_64.L1:.L64])" office:value-type="string" office:string-value="" calcext:value-type="error">
            <text:p>#DIV/0!</text:p>
          </table:table-cell>
          <table:table-cell table:formula="of:=AVERAGE([$loss_64.M1:.M64])" office:value-type="string" office:string-value="" calcext:value-type="error">
            <text:p>#DIV/0!</text:p>
          </table:table-cell>
          <table:table-cell table:formula="of:=AVERAGE([$loss_64.N1:.N64])" office:value-type="string" office:string-value="" calcext:value-type="error">
            <text:p>#DIV/0!</text:p>
          </table:table-cell>
          <table:table-cell table:formula="of:=AVERAGE([$loss_64.O1:.O64])" office:value-type="string" office:string-value="" calcext:value-type="error">
            <text:p>#DIV/0!</text:p>
          </table:table-cell>
          <table:table-cell table:formula="of:=AVERAGE([$loss_64.P1:.P64])" office:value-type="string" office:string-value="" calcext:value-type="error">
            <text:p>#DIV/0!</text:p>
          </table:table-cell>
          <table:table-cell table:formula="of:=AVERAGE([$loss_64.Q1:.Q64])" office:value-type="string" office:string-value="" calcext:value-type="error">
            <text:p>#DIV/0!</text:p>
          </table:table-cell>
          <table:table-cell table:formula="of:=AVERAGE([$loss_64.R1:.R64])" office:value-type="string" office:string-value="" calcext:value-type="error">
            <text:p>#DIV/0!</text:p>
          </table:table-cell>
          <table:table-cell table:formula="of:=AVERAGE([$loss_64.S1:.S64])" office:value-type="string" office:string-value="" calcext:value-type="error">
            <text:p>#DIV/0!</text:p>
          </table:table-cell>
          <table:table-cell table:formula="of:=AVERAGE([$loss_64.T1:.T64])" office:value-type="string" office:string-value="" calcext:value-type="error">
            <text:p>#DIV/0!</text:p>
          </table:table-cell>
          <table:table-cell table:formula="of:=AVERAGE([$loss_64.U1:.U64])" office:value-type="string" office:string-value="" calcext:value-type="error">
            <text:p>#DIV/0!</text:p>
          </table:table-cell>
          <table:table-cell table:formula="of:=AVERAGE([$loss_64.V1:.V64])" office:value-type="string" office:string-value="" calcext:value-type="error">
            <text:p>#DIV/0!</text:p>
          </table:table-cell>
          <table:table-cell table:formula="of:=AVERAGE([$loss_64.W1:.W64])" office:value-type="string" office:string-value="" calcext:value-type="error">
            <text:p>#DIV/0!</text:p>
          </table:table-cell>
          <table:table-cell table:formula="of:=AVERAGE([$loss_64.X1:.X64])" office:value-type="string" office:string-value="" calcext:value-type="error">
            <text:p>#DIV/0!</text:p>
          </table:table-cell>
          <table:table-cell table:formula="of:=AVERAGE([$loss_64.Y1:.Y64])" office:value-type="string" office:string-value="" calcext:value-type="error">
            <text:p>#DIV/0!</text:p>
          </table:table-cell>
          <table:table-cell table:formula="of:=AVERAGE([$loss_64.Z1:.Z64])" office:value-type="string" office:string-value="" calcext:value-type="error">
            <text:p>#DIV/0!</text:p>
          </table:table-cell>
          <table:table-cell table:formula="of:=AVERAGE([$loss_64.AA1:.AA64])" office:value-type="string" office:string-value="" calcext:value-type="error">
            <text:p>#DIV/0!</text:p>
          </table:table-cell>
          <table:table-cell table:formula="of:=AVERAGE([$loss_64.AB1:.AB64])" office:value-type="string" office:string-value="" calcext:value-type="error">
            <text:p>#DIV/0!</text:p>
          </table:table-cell>
          <table:table-cell table:formula="of:=AVERAGE([$loss_64.AC1:.AC64])" office:value-type="string" office:string-value="" calcext:value-type="error">
            <text:p>#DIV/0!</text:p>
          </table:table-cell>
          <table:table-cell table:formula="of:=AVERAGE([$loss_64.AD1:.AD64])" office:value-type="string" office:string-value="" calcext:value-type="error">
            <text:p>#DIV/0!</text:p>
          </table:table-cell>
          <table:table-cell table:formula="of:=AVERAGE([$loss_64.AE1:.AE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loss_128.B1:.B128])" office:value-type="string" office:string-value="" calcext:value-type="error">
            <text:p>#DIV/0!</text:p>
          </table:table-cell>
          <table:table-cell table:formula="of:=AVERAGE([$loss_128.C1:.C128])" office:value-type="string" office:string-value="" calcext:value-type="error">
            <text:p>#DIV/0!</text:p>
          </table:table-cell>
          <table:table-cell table:formula="of:=AVERAGE([$loss_128.D1:.D128])" office:value-type="string" office:string-value="" calcext:value-type="error">
            <text:p>#DIV/0!</text:p>
          </table:table-cell>
          <table:table-cell table:formula="of:=AVERAGE([$loss_128.E1:.E128])" office:value-type="string" office:string-value="" calcext:value-type="error">
            <text:p>#DIV/0!</text:p>
          </table:table-cell>
          <table:table-cell table:formula="of:=AVERAGE([$loss_128.F1:.F128])" office:value-type="string" office:string-value="" calcext:value-type="error">
            <text:p>#DIV/0!</text:p>
          </table:table-cell>
          <table:table-cell table:formula="of:=AVERAGE([$loss_128.G1:.G128])" office:value-type="string" office:string-value="" calcext:value-type="error">
            <text:p>#DIV/0!</text:p>
          </table:table-cell>
          <table:table-cell table:formula="of:=AVERAGE([$loss_128.H1:.H128])" office:value-type="string" office:string-value="" calcext:value-type="error">
            <text:p>#DIV/0!</text:p>
          </table:table-cell>
          <table:table-cell table:formula="of:=AVERAGE([$loss_128.I1:.I128])" office:value-type="string" office:string-value="" calcext:value-type="error">
            <text:p>#DIV/0!</text:p>
          </table:table-cell>
          <table:table-cell table:formula="of:=AVERAGE([$loss_128.J1:.J128])" office:value-type="string" office:string-value="" calcext:value-type="error">
            <text:p>#DIV/0!</text:p>
          </table:table-cell>
          <table:table-cell table:formula="of:=AVERAGE([$loss_128.K1:.K128])" office:value-type="string" office:string-value="" calcext:value-type="error">
            <text:p>#DIV/0!</text:p>
          </table:table-cell>
          <table:table-cell table:formula="of:=AVERAGE([$loss_128.L1:.L128])" office:value-type="string" office:string-value="" calcext:value-type="error">
            <text:p>#DIV/0!</text:p>
          </table:table-cell>
          <table:table-cell table:formula="of:=AVERAGE([$loss_128.M1:.M128])" office:value-type="string" office:string-value="" calcext:value-type="error">
            <text:p>#DIV/0!</text:p>
          </table:table-cell>
          <table:table-cell table:formula="of:=AVERAGE([$loss_128.N1:.N128])" office:value-type="string" office:string-value="" calcext:value-type="error">
            <text:p>#DIV/0!</text:p>
          </table:table-cell>
          <table:table-cell table:formula="of:=AVERAGE([$loss_128.O1:.O128])" office:value-type="string" office:string-value="" calcext:value-type="error">
            <text:p>#DIV/0!</text:p>
          </table:table-cell>
          <table:table-cell table:formula="of:=AVERAGE([$loss_128.P1:.P128])" office:value-type="string" office:string-value="" calcext:value-type="error">
            <text:p>#DIV/0!</text:p>
          </table:table-cell>
          <table:table-cell table:formula="of:=AVERAGE([$loss_128.Q1:.Q128])" office:value-type="string" office:string-value="" calcext:value-type="error">
            <text:p>#DIV/0!</text:p>
          </table:table-cell>
          <table:table-cell table:formula="of:=AVERAGE([$loss_128.R1:.R128])" office:value-type="string" office:string-value="" calcext:value-type="error">
            <text:p>#DIV/0!</text:p>
          </table:table-cell>
          <table:table-cell table:formula="of:=AVERAGE([$loss_128.S1:.S128])" office:value-type="string" office:string-value="" calcext:value-type="error">
            <text:p>#DIV/0!</text:p>
          </table:table-cell>
          <table:table-cell table:formula="of:=AVERAGE([$loss_128.T1:.T128])" office:value-type="string" office:string-value="" calcext:value-type="error">
            <text:p>#DIV/0!</text:p>
          </table:table-cell>
          <table:table-cell table:formula="of:=AVERAGE([$loss_128.U1:.U128])" office:value-type="string" office:string-value="" calcext:value-type="error">
            <text:p>#DIV/0!</text:p>
          </table:table-cell>
          <table:table-cell table:formula="of:=AVERAGE([$loss_128.V1:.V128])" office:value-type="string" office:string-value="" calcext:value-type="error">
            <text:p>#DIV/0!</text:p>
          </table:table-cell>
          <table:table-cell table:formula="of:=AVERAGE([$loss_128.W1:.W128])" office:value-type="string" office:string-value="" calcext:value-type="error">
            <text:p>#DIV/0!</text:p>
          </table:table-cell>
          <table:table-cell table:formula="of:=AVERAGE([$loss_128.X1:.X128])" office:value-type="string" office:string-value="" calcext:value-type="error">
            <text:p>#DIV/0!</text:p>
          </table:table-cell>
          <table:table-cell table:formula="of:=AVERAGE([$loss_128.Y1:.Y128])" office:value-type="string" office:string-value="" calcext:value-type="error">
            <text:p>#DIV/0!</text:p>
          </table:table-cell>
          <table:table-cell table:formula="of:=AVERAGE([$loss_128.Z1:.Z128])" office:value-type="string" office:string-value="" calcext:value-type="error">
            <text:p>#DIV/0!</text:p>
          </table:table-cell>
          <table:table-cell table:formula="of:=AVERAGE([$loss_128.AA1:.AA128])" office:value-type="string" office:string-value="" calcext:value-type="error">
            <text:p>#DIV/0!</text:p>
          </table:table-cell>
          <table:table-cell table:formula="of:=AVERAGE([$loss_128.AB1:.AB128])" office:value-type="string" office:string-value="" calcext:value-type="error">
            <text:p>#DIV/0!</text:p>
          </table:table-cell>
          <table:table-cell table:formula="of:=AVERAGE([$loss_128.AC1:.AC128])" office:value-type="string" office:string-value="" calcext:value-type="error">
            <text:p>#DIV/0!</text:p>
          </table:table-cell>
          <table:table-cell table:formula="of:=AVERAGE([$loss_128.AD1:.AD128])" office:value-type="string" office:string-value="" calcext:value-type="error">
            <text:p>#DIV/0!</text:p>
          </table:table-cell>
          <table:table-cell table:formula="of:=AVERAGE([$loss_128.AE1:.AE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loss_256.B1:.B256])" office:value-type="string" office:string-value="" calcext:value-type="error">
            <text:p>#DIV/0!</text:p>
          </table:table-cell>
          <table:table-cell table:formula="of:=AVERAGE([$loss_256.C1:.C256])" office:value-type="string" office:string-value="" calcext:value-type="error">
            <text:p>#DIV/0!</text:p>
          </table:table-cell>
          <table:table-cell table:formula="of:=AVERAGE([$loss_256.D1:.D256])" office:value-type="string" office:string-value="" calcext:value-type="error">
            <text:p>#DIV/0!</text:p>
          </table:table-cell>
          <table:table-cell table:formula="of:=AVERAGE([$loss_256.E1:.E256])" office:value-type="string" office:string-value="" calcext:value-type="error">
            <text:p>#DIV/0!</text:p>
          </table:table-cell>
          <table:table-cell table:formula="of:=AVERAGE([$loss_256.F1:.F256])" office:value-type="string" office:string-value="" calcext:value-type="error">
            <text:p>#DIV/0!</text:p>
          </table:table-cell>
          <table:table-cell table:formula="of:=AVERAGE([$loss_256.G1:.G256])" office:value-type="string" office:string-value="" calcext:value-type="error">
            <text:p>#DIV/0!</text:p>
          </table:table-cell>
          <table:table-cell table:formula="of:=AVERAGE([$loss_256.H1:.H256])" office:value-type="string" office:string-value="" calcext:value-type="error">
            <text:p>#DIV/0!</text:p>
          </table:table-cell>
          <table:table-cell table:formula="of:=AVERAGE([$loss_256.I1:.I256])" office:value-type="string" office:string-value="" calcext:value-type="error">
            <text:p>#DIV/0!</text:p>
          </table:table-cell>
          <table:table-cell table:formula="of:=AVERAGE([$loss_256.J1:.J256])" office:value-type="string" office:string-value="" calcext:value-type="error">
            <text:p>#DIV/0!</text:p>
          </table:table-cell>
          <table:table-cell table:formula="of:=AVERAGE([$loss_256.K1:.K256])" office:value-type="string" office:string-value="" calcext:value-type="error">
            <text:p>#DIV/0!</text:p>
          </table:table-cell>
          <table:table-cell table:formula="of:=AVERAGE([$loss_256.L1:.L256])" office:value-type="string" office:string-value="" calcext:value-type="error">
            <text:p>#DIV/0!</text:p>
          </table:table-cell>
          <table:table-cell table:formula="of:=AVERAGE([$loss_256.M1:.M256])" office:value-type="string" office:string-value="" calcext:value-type="error">
            <text:p>#DIV/0!</text:p>
          </table:table-cell>
          <table:table-cell table:formula="of:=AVERAGE([$loss_256.N1:.N256])" office:value-type="string" office:string-value="" calcext:value-type="error">
            <text:p>#DIV/0!</text:p>
          </table:table-cell>
          <table:table-cell table:formula="of:=AVERAGE([$loss_256.O1:.O256])" office:value-type="string" office:string-value="" calcext:value-type="error">
            <text:p>#DIV/0!</text:p>
          </table:table-cell>
          <table:table-cell table:formula="of:=AVERAGE([$loss_256.P1:.P256])" office:value-type="string" office:string-value="" calcext:value-type="error">
            <text:p>#DIV/0!</text:p>
          </table:table-cell>
          <table:table-cell table:formula="of:=AVERAGE([$loss_256.Q1:.Q256])" office:value-type="string" office:string-value="" calcext:value-type="error">
            <text:p>#DIV/0!</text:p>
          </table:table-cell>
          <table:table-cell table:formula="of:=AVERAGE([$loss_256.R1:.R256])" office:value-type="string" office:string-value="" calcext:value-type="error">
            <text:p>#DIV/0!</text:p>
          </table:table-cell>
          <table:table-cell table:formula="of:=AVERAGE([$loss_256.S1:.S256])" office:value-type="string" office:string-value="" calcext:value-type="error">
            <text:p>#DIV/0!</text:p>
          </table:table-cell>
          <table:table-cell table:formula="of:=AVERAGE([$loss_256.T1:.T256])" office:value-type="string" office:string-value="" calcext:value-type="error">
            <text:p>#DIV/0!</text:p>
          </table:table-cell>
          <table:table-cell table:formula="of:=AVERAGE([$loss_256.U1:.U256])" office:value-type="string" office:string-value="" calcext:value-type="error">
            <text:p>#DIV/0!</text:p>
          </table:table-cell>
          <table:table-cell table:formula="of:=AVERAGE([$loss_256.V1:.V256])" office:value-type="string" office:string-value="" calcext:value-type="error">
            <text:p>#DIV/0!</text:p>
          </table:table-cell>
          <table:table-cell table:formula="of:=AVERAGE([$loss_256.W1:.W256])" office:value-type="string" office:string-value="" calcext:value-type="error">
            <text:p>#DIV/0!</text:p>
          </table:table-cell>
          <table:table-cell table:formula="of:=AVERAGE([$loss_256.X1:.X256])" office:value-type="string" office:string-value="" calcext:value-type="error">
            <text:p>#DIV/0!</text:p>
          </table:table-cell>
          <table:table-cell table:formula="of:=AVERAGE([$loss_256.Y1:.Y256])" office:value-type="string" office:string-value="" calcext:value-type="error">
            <text:p>#DIV/0!</text:p>
          </table:table-cell>
          <table:table-cell table:formula="of:=AVERAGE([$loss_256.Z1:.Z256])" office:value-type="string" office:string-value="" calcext:value-type="error">
            <text:p>#DIV/0!</text:p>
          </table:table-cell>
          <table:table-cell table:formula="of:=AVERAGE([$loss_256.AA1:.AA256])" office:value-type="string" office:string-value="" calcext:value-type="error">
            <text:p>#DIV/0!</text:p>
          </table:table-cell>
          <table:table-cell table:formula="of:=AVERAGE([$loss_256.AB1:.AB256])" office:value-type="string" office:string-value="" calcext:value-type="error">
            <text:p>#DIV/0!</text:p>
          </table:table-cell>
          <table:table-cell table:formula="of:=AVERAGE([$loss_256.AC1:.AC256])" office:value-type="string" office:string-value="" calcext:value-type="error">
            <text:p>#DIV/0!</text:p>
          </table:table-cell>
          <table:table-cell table:formula="of:=AVERAGE([$loss_256.AD1:.AD256])" office:value-type="string" office:string-value="" calcext:value-type="error">
            <text:p>#DIV/0!</text:p>
          </table:table-cell>
          <table:table-cell table:formula="of:=AVERAGE([$loss_256.AE1:.AE2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loss_512.B1:.B512])" office:value-type="string" office:string-value="" calcext:value-type="error">
            <text:p>#DIV/0!</text:p>
          </table:table-cell>
          <table:table-cell table:formula="of:=AVERAGE([$loss_512.C1:.C512])" office:value-type="string" office:string-value="" calcext:value-type="error">
            <text:p>#DIV/0!</text:p>
          </table:table-cell>
          <table:table-cell table:formula="of:=AVERAGE([$loss_512.D1:.D512])" office:value-type="string" office:string-value="" calcext:value-type="error">
            <text:p>#DIV/0!</text:p>
          </table:table-cell>
          <table:table-cell table:formula="of:=AVERAGE([$loss_512.E1:.E512])" office:value-type="string" office:string-value="" calcext:value-type="error">
            <text:p>#DIV/0!</text:p>
          </table:table-cell>
          <table:table-cell table:formula="of:=AVERAGE([$loss_512.F1:.F512])" office:value-type="string" office:string-value="" calcext:value-type="error">
            <text:p>#DIV/0!</text:p>
          </table:table-cell>
          <table:table-cell table:formula="of:=AVERAGE([$loss_512.G1:.G512])" office:value-type="string" office:string-value="" calcext:value-type="error">
            <text:p>#DIV/0!</text:p>
          </table:table-cell>
          <table:table-cell table:formula="of:=AVERAGE([$loss_512.H1:.H512])" office:value-type="string" office:string-value="" calcext:value-type="error">
            <text:p>#DIV/0!</text:p>
          </table:table-cell>
          <table:table-cell table:formula="of:=AVERAGE([$loss_512.I1:.I512])" office:value-type="string" office:string-value="" calcext:value-type="error">
            <text:p>#DIV/0!</text:p>
          </table:table-cell>
          <table:table-cell table:formula="of:=AVERAGE([$loss_512.J1:.J512])" office:value-type="string" office:string-value="" calcext:value-type="error">
            <text:p>#DIV/0!</text:p>
          </table:table-cell>
          <table:table-cell table:formula="of:=AVERAGE([$loss_512.K1:.K512])" office:value-type="string" office:string-value="" calcext:value-type="error">
            <text:p>#DIV/0!</text:p>
          </table:table-cell>
          <table:table-cell table:formula="of:=AVERAGE([$loss_512.L1:.L512])" office:value-type="string" office:string-value="" calcext:value-type="error">
            <text:p>#DIV/0!</text:p>
          </table:table-cell>
          <table:table-cell table:formula="of:=AVERAGE([$loss_512.M1:.M512])" office:value-type="string" office:string-value="" calcext:value-type="error">
            <text:p>#DIV/0!</text:p>
          </table:table-cell>
          <table:table-cell table:formula="of:=AVERAGE([$loss_512.N1:.N512])" office:value-type="string" office:string-value="" calcext:value-type="error">
            <text:p>#DIV/0!</text:p>
          </table:table-cell>
          <table:table-cell table:formula="of:=AVERAGE([$loss_512.O1:.O512])" office:value-type="string" office:string-value="" calcext:value-type="error">
            <text:p>#DIV/0!</text:p>
          </table:table-cell>
          <table:table-cell table:formula="of:=AVERAGE([$loss_512.P1:.P512])" office:value-type="string" office:string-value="" calcext:value-type="error">
            <text:p>#DIV/0!</text:p>
          </table:table-cell>
          <table:table-cell table:formula="of:=AVERAGE([$loss_512.Q1:.Q512])" office:value-type="string" office:string-value="" calcext:value-type="error">
            <text:p>#DIV/0!</text:p>
          </table:table-cell>
          <table:table-cell table:formula="of:=AVERAGE([$loss_512.R1:.R512])" office:value-type="string" office:string-value="" calcext:value-type="error">
            <text:p>#DIV/0!</text:p>
          </table:table-cell>
          <table:table-cell table:formula="of:=AVERAGE([$loss_512.S1:.S512])" office:value-type="string" office:string-value="" calcext:value-type="error">
            <text:p>#DIV/0!</text:p>
          </table:table-cell>
          <table:table-cell table:formula="of:=AVERAGE([$loss_512.T1:.T512])" office:value-type="string" office:string-value="" calcext:value-type="error">
            <text:p>#DIV/0!</text:p>
          </table:table-cell>
          <table:table-cell table:formula="of:=AVERAGE([$loss_512.U1:.U512])" office:value-type="string" office:string-value="" calcext:value-type="error">
            <text:p>#DIV/0!</text:p>
          </table:table-cell>
          <table:table-cell table:formula="of:=AVERAGE([$loss_512.V1:.V512])" office:value-type="string" office:string-value="" calcext:value-type="error">
            <text:p>#DIV/0!</text:p>
          </table:table-cell>
          <table:table-cell table:formula="of:=AVERAGE([$loss_512.W1:.W512])" office:value-type="string" office:string-value="" calcext:value-type="error">
            <text:p>#DIV/0!</text:p>
          </table:table-cell>
          <table:table-cell table:formula="of:=AVERAGE([$loss_512.X1:.X512])" office:value-type="string" office:string-value="" calcext:value-type="error">
            <text:p>#DIV/0!</text:p>
          </table:table-cell>
          <table:table-cell table:formula="of:=AVERAGE([$loss_512.Y1:.Y512])" office:value-type="string" office:string-value="" calcext:value-type="error">
            <text:p>#DIV/0!</text:p>
          </table:table-cell>
          <table:table-cell table:formula="of:=AVERAGE([$loss_512.Z1:.Z512])" office:value-type="string" office:string-value="" calcext:value-type="error">
            <text:p>#DIV/0!</text:p>
          </table:table-cell>
          <table:table-cell table:formula="of:=AVERAGE([$loss_512.AA1:.AA512])" office:value-type="string" office:string-value="" calcext:value-type="error">
            <text:p>#DIV/0!</text:p>
          </table:table-cell>
          <table:table-cell table:formula="of:=AVERAGE([$loss_512.AB1:.AB512])" office:value-type="string" office:string-value="" calcext:value-type="error">
            <text:p>#DIV/0!</text:p>
          </table:table-cell>
          <table:table-cell table:formula="of:=AVERAGE([$loss_512.AC1:.AC512])" office:value-type="string" office:string-value="" calcext:value-type="error">
            <text:p>#DIV/0!</text:p>
          </table:table-cell>
          <table:table-cell table:formula="of:=AVERAGE([$loss_512.AD1:.AD512])" office:value-type="string" office:string-value="" calcext:value-type="error">
            <text:p>#DIV/0!</text:p>
          </table:table-cell>
          <table:table-cell table:formula="of:=AVERAGE([$loss_512.AE1:.AE5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AVERAGE([$loss_1024.B1:.B1024])" office:value-type="string" office:string-value="" calcext:value-type="error">
            <text:p>#DIV/0!</text:p>
          </table:table-cell>
          <table:table-cell table:formula="of:=AVERAGE([$loss_1024.C1:.C1024])" office:value-type="string" office:string-value="" calcext:value-type="error">
            <text:p>#DIV/0!</text:p>
          </table:table-cell>
          <table:table-cell table:formula="of:=AVERAGE([$loss_1024.D1:.D1024])" office:value-type="string" office:string-value="" calcext:value-type="error">
            <text:p>#DIV/0!</text:p>
          </table:table-cell>
          <table:table-cell table:formula="of:=AVERAGE([$loss_1024.E1:.E1024])" office:value-type="string" office:string-value="" calcext:value-type="error">
            <text:p>#DIV/0!</text:p>
          </table:table-cell>
          <table:table-cell table:formula="of:=AVERAGE([$loss_1024.F1:.F1024])" office:value-type="string" office:string-value="" calcext:value-type="error">
            <text:p>#DIV/0!</text:p>
          </table:table-cell>
          <table:table-cell table:formula="of:=AVERAGE([$loss_1024.G1:.G1024])" office:value-type="string" office:string-value="" calcext:value-type="error">
            <text:p>#DIV/0!</text:p>
          </table:table-cell>
          <table:table-cell table:formula="of:=AVERAGE([$loss_1024.H1:.H1024])" office:value-type="string" office:string-value="" calcext:value-type="error">
            <text:p>#DIV/0!</text:p>
          </table:table-cell>
          <table:table-cell table:formula="of:=AVERAGE([$loss_1024.I1:.I1024])" office:value-type="string" office:string-value="" calcext:value-type="error">
            <text:p>#DIV/0!</text:p>
          </table:table-cell>
          <table:table-cell table:formula="of:=AVERAGE([$loss_1024.J1:.J1024])" office:value-type="string" office:string-value="" calcext:value-type="error">
            <text:p>#DIV/0!</text:p>
          </table:table-cell>
          <table:table-cell table:formula="of:=AVERAGE([$loss_1024.K1:.K1024])" office:value-type="string" office:string-value="" calcext:value-type="error">
            <text:p>#DIV/0!</text:p>
          </table:table-cell>
          <table:table-cell table:formula="of:=AVERAGE([$loss_1024.L1:.L1024])" office:value-type="string" office:string-value="" calcext:value-type="error">
            <text:p>#DIV/0!</text:p>
          </table:table-cell>
          <table:table-cell table:formula="of:=AVERAGE([$loss_1024.M1:.M1024])" office:value-type="string" office:string-value="" calcext:value-type="error">
            <text:p>#DIV/0!</text:p>
          </table:table-cell>
          <table:table-cell table:formula="of:=AVERAGE([$loss_1024.N1:.N1024])" office:value-type="string" office:string-value="" calcext:value-type="error">
            <text:p>#DIV/0!</text:p>
          </table:table-cell>
          <table:table-cell table:formula="of:=AVERAGE([$loss_1024.O1:.O1024])" office:value-type="string" office:string-value="" calcext:value-type="error">
            <text:p>#DIV/0!</text:p>
          </table:table-cell>
          <table:table-cell table:formula="of:=AVERAGE([$loss_1024.P1:.P1024])" office:value-type="string" office:string-value="" calcext:value-type="error">
            <text:p>#DIV/0!</text:p>
          </table:table-cell>
          <table:table-cell table:formula="of:=AVERAGE([$loss_1024.Q1:.Q1024])" office:value-type="string" office:string-value="" calcext:value-type="error">
            <text:p>#DIV/0!</text:p>
          </table:table-cell>
          <table:table-cell table:formula="of:=AVERAGE([$loss_1024.R1:.R1024])" office:value-type="string" office:string-value="" calcext:value-type="error">
            <text:p>#DIV/0!</text:p>
          </table:table-cell>
          <table:table-cell table:formula="of:=AVERAGE([$loss_1024.S1:.S1024])" office:value-type="string" office:string-value="" calcext:value-type="error">
            <text:p>#DIV/0!</text:p>
          </table:table-cell>
          <table:table-cell table:formula="of:=AVERAGE([$loss_1024.T1:.T1024])" office:value-type="string" office:string-value="" calcext:value-type="error">
            <text:p>#DIV/0!</text:p>
          </table:table-cell>
          <table:table-cell table:formula="of:=AVERAGE([$loss_1024.U1:.U1024])" office:value-type="string" office:string-value="" calcext:value-type="error">
            <text:p>#DIV/0!</text:p>
          </table:table-cell>
          <table:table-cell table:formula="of:=AVERAGE([$loss_1024.V1:.V1024])" office:value-type="string" office:string-value="" calcext:value-type="error">
            <text:p>#DIV/0!</text:p>
          </table:table-cell>
          <table:table-cell table:formula="of:=AVERAGE([$loss_1024.W1:.W1024])" office:value-type="string" office:string-value="" calcext:value-type="error">
            <text:p>#DIV/0!</text:p>
          </table:table-cell>
          <table:table-cell table:formula="of:=AVERAGE([$loss_1024.X1:.X1024])" office:value-type="string" office:string-value="" calcext:value-type="error">
            <text:p>#DIV/0!</text:p>
          </table:table-cell>
          <table:table-cell table:formula="of:=AVERAGE([$loss_1024.Y1:.Y1024])" office:value-type="string" office:string-value="" calcext:value-type="error">
            <text:p>#DIV/0!</text:p>
          </table:table-cell>
          <table:table-cell table:formula="of:=AVERAGE([$loss_1024.Z1:.Z1024])" office:value-type="string" office:string-value="" calcext:value-type="error">
            <text:p>#DIV/0!</text:p>
          </table:table-cell>
          <table:table-cell table:formula="of:=AVERAGE([$loss_1024.AA1:.AA1024])" office:value-type="string" office:string-value="" calcext:value-type="error">
            <text:p>#DIV/0!</text:p>
          </table:table-cell>
          <table:table-cell table:formula="of:=AVERAGE([$loss_1024.AB1:.AB1024])" office:value-type="string" office:string-value="" calcext:value-type="error">
            <text:p>#DIV/0!</text:p>
          </table:table-cell>
          <table:table-cell table:formula="of:=AVERAGE([$loss_1024.AC1:.AC1024])" office:value-type="string" office:string-value="" calcext:value-type="error">
            <text:p>#DIV/0!</text:p>
          </table:table-cell>
          <table:table-cell table:formula="of:=AVERAGE([$loss_1024.AD1:.AD1024])" office:value-type="string" office:string-value="" calcext:value-type="error">
            <text:p>#DIV/0!</text:p>
          </table:table-cell>
          <table:table-cell table:formula="of:=AVERAGE([$loss_1024.AE1:.AE10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loss_2048.B1:.B2048])" office:value-type="string" office:string-value="" calcext:value-type="error">
            <text:p>#DIV/0!</text:p>
          </table:table-cell>
          <table:table-cell table:formula="of:=AVERAGE([$loss_2048.C1:.C2048])" office:value-type="string" office:string-value="" calcext:value-type="error">
            <text:p>#DIV/0!</text:p>
          </table:table-cell>
          <table:table-cell table:formula="of:=AVERAGE([$loss_2048.D1:.D2048])" office:value-type="string" office:string-value="" calcext:value-type="error">
            <text:p>#DIV/0!</text:p>
          </table:table-cell>
          <table:table-cell table:formula="of:=AVERAGE([$loss_2048.E1:.E2048])" office:value-type="string" office:string-value="" calcext:value-type="error">
            <text:p>#DIV/0!</text:p>
          </table:table-cell>
          <table:table-cell table:formula="of:=AVERAGE([$loss_2048.F1:.F2048])" office:value-type="string" office:string-value="" calcext:value-type="error">
            <text:p>#DIV/0!</text:p>
          </table:table-cell>
          <table:table-cell table:formula="of:=AVERAGE([$loss_2048.G1:.G2048])" office:value-type="string" office:string-value="" calcext:value-type="error">
            <text:p>#DIV/0!</text:p>
          </table:table-cell>
          <table:table-cell table:formula="of:=AVERAGE([$loss_2048.H1:.H2048])" office:value-type="string" office:string-value="" calcext:value-type="error">
            <text:p>#DIV/0!</text:p>
          </table:table-cell>
          <table:table-cell table:formula="of:=AVERAGE([$loss_2048.I1:.I2048])" office:value-type="string" office:string-value="" calcext:value-type="error">
            <text:p>#DIV/0!</text:p>
          </table:table-cell>
          <table:table-cell table:formula="of:=AVERAGE([$loss_2048.J1:.J2048])" office:value-type="string" office:string-value="" calcext:value-type="error">
            <text:p>#DIV/0!</text:p>
          </table:table-cell>
          <table:table-cell table:formula="of:=AVERAGE([$loss_2048.K1:.K2048])" office:value-type="string" office:string-value="" calcext:value-type="error">
            <text:p>#DIV/0!</text:p>
          </table:table-cell>
          <table:table-cell table:formula="of:=AVERAGE([$loss_2048.L1:.L2048])" office:value-type="string" office:string-value="" calcext:value-type="error">
            <text:p>#DIV/0!</text:p>
          </table:table-cell>
          <table:table-cell table:formula="of:=AVERAGE([$loss_2048.M1:.M2048])" office:value-type="string" office:string-value="" calcext:value-type="error">
            <text:p>#DIV/0!</text:p>
          </table:table-cell>
          <table:table-cell table:formula="of:=AVERAGE([$loss_2048.N1:.N2048])" office:value-type="string" office:string-value="" calcext:value-type="error">
            <text:p>#DIV/0!</text:p>
          </table:table-cell>
          <table:table-cell table:formula="of:=AVERAGE([$loss_2048.O1:.O2048])" office:value-type="string" office:string-value="" calcext:value-type="error">
            <text:p>#DIV/0!</text:p>
          </table:table-cell>
          <table:table-cell table:formula="of:=AVERAGE([$loss_2048.P1:.P2048])" office:value-type="string" office:string-value="" calcext:value-type="error">
            <text:p>#DIV/0!</text:p>
          </table:table-cell>
          <table:table-cell table:formula="of:=AVERAGE([$loss_2048.Q1:.Q2048])" office:value-type="string" office:string-value="" calcext:value-type="error">
            <text:p>#DIV/0!</text:p>
          </table:table-cell>
          <table:table-cell table:formula="of:=AVERAGE([$loss_2048.R1:.R2048])" office:value-type="string" office:string-value="" calcext:value-type="error">
            <text:p>#DIV/0!</text:p>
          </table:table-cell>
          <table:table-cell table:formula="of:=AVERAGE([$loss_2048.S1:.S2048])" office:value-type="string" office:string-value="" calcext:value-type="error">
            <text:p>#DIV/0!</text:p>
          </table:table-cell>
          <table:table-cell table:formula="of:=AVERAGE([$loss_2048.T1:.T2048])" office:value-type="string" office:string-value="" calcext:value-type="error">
            <text:p>#DIV/0!</text:p>
          </table:table-cell>
          <table:table-cell table:formula="of:=AVERAGE([$loss_2048.U1:.U2048])" office:value-type="string" office:string-value="" calcext:value-type="error">
            <text:p>#DIV/0!</text:p>
          </table:table-cell>
          <table:table-cell table:formula="of:=AVERAGE([$loss_2048.V1:.V2048])" office:value-type="string" office:string-value="" calcext:value-type="error">
            <text:p>#DIV/0!</text:p>
          </table:table-cell>
          <table:table-cell table:formula="of:=AVERAGE([$loss_2048.W1:.W2048])" office:value-type="string" office:string-value="" calcext:value-type="error">
            <text:p>#DIV/0!</text:p>
          </table:table-cell>
          <table:table-cell table:formula="of:=AVERAGE([$loss_2048.X1:.X2048])" office:value-type="string" office:string-value="" calcext:value-type="error">
            <text:p>#DIV/0!</text:p>
          </table:table-cell>
          <table:table-cell table:formula="of:=AVERAGE([$loss_2048.Y1:.Y2048])" office:value-type="string" office:string-value="" calcext:value-type="error">
            <text:p>#DIV/0!</text:p>
          </table:table-cell>
          <table:table-cell table:formula="of:=AVERAGE([$loss_2048.Z1:.Z2048])" office:value-type="string" office:string-value="" calcext:value-type="error">
            <text:p>#DIV/0!</text:p>
          </table:table-cell>
          <table:table-cell table:formula="of:=AVERAGE([$loss_2048.AA1:.AA2048])" office:value-type="string" office:string-value="" calcext:value-type="error">
            <text:p>#DIV/0!</text:p>
          </table:table-cell>
          <table:table-cell table:formula="of:=AVERAGE([$loss_2048.AB1:.AB2048])" office:value-type="string" office:string-value="" calcext:value-type="error">
            <text:p>#DIV/0!</text:p>
          </table:table-cell>
          <table:table-cell table:formula="of:=AVERAGE([$loss_2048.AC1:.AC2048])" office:value-type="string" office:string-value="" calcext:value-type="error">
            <text:p>#DIV/0!</text:p>
          </table:table-cell>
          <table:table-cell table:formula="of:=AVERAGE([$loss_2048.AD1:.AD2048])" office:value-type="string" office:string-value="" calcext:value-type="error">
            <text:p>#DIV/0!</text:p>
          </table:table-cell>
          <table:table-cell table:formula="of:=AVERAGE([$loss_2048.AE1:.AE2048])" office:value-type="string" office:string-value="" calcext:value-type="error">
            <text:p>#DIV/0!</text:p>
          </table:table-cell>
        </table:table-row>
      </table:table>
      <table:table table:name="results_6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93083381652832" calcext:value-type="float">
            <text:p>0.093083381652832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602531433105469" calcext:value-type="float">
            <text:p>0.00602531433105469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2" calcext:value-type="float">
            <text:p>0.0344382553721172</text:p>
          </table:table-cell>
          <table:table-cell table:formula="of:=IF([.J3]=&quot;&quot;;&quot;&quot;;[.J3]/[.B3])" office:value-type="float" office:value="0.263544486169961" calcext:value-type="float">
            <text:p>0.263544486169961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292778015136719" calcext:value-type="float">
            <text:p>0.00292778015136719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359129905700684" calcext:value-type="float">
            <text:p>0.0035912990570068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369501113891602" calcext:value-type="float">
            <text:p>0.00369501113891602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652217864990234" calcext:value-type="float">
            <text:p>0.0065221786499023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01" calcext:value-type="float">
            <text:p>0.0231932280217301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317287445068359" calcext:value-type="float">
            <text:p>0.0031728744506835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391936302185059" calcext:value-type="float">
            <text:p>0.00391936302185059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0842356681823731" calcext:value-type="float">
            <text:p>0.00842356681823731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19" calcext:value-type="float">
            <text:p>0.169184792750919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18305778503418" calcext:value-type="float">
            <text:p>0.0018305778503418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723600387573242" calcext:value-type="float">
            <text:p>0.00072360038757324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718021392822266" calcext:value-type="float">
            <text:p>0.00718021392822266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4" calcext:value-type="float">
            <text:p>1.02308072564804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311517715454102" calcext:value-type="float">
            <text:p>0.00311517715454102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335144996643066" calcext:value-type="float">
            <text:p>0.00335144996643066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31337547302246" calcext:value-type="float">
            <text:p>0.00231337547302246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1" calcext:value-type="float">
            <text:p>0.0455716827117531</text:p>
          </table:table-cell>
          <table:table-cell table:formula="of:=IF([.J16]=&quot;&quot;;&quot;&quot;;[.J16]/[.B16])" office:value-type="float" office:value="0.363638808217949" calcext:value-type="float">
            <text:p>0.363638808217949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392985343933106" calcext:value-type="float">
            <text:p>0.00392985343933106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08" calcext:value-type="float">
            <text:p>0.0132387358750408</text:p>
          </table:table-cell>
          <table:table-cell table:formula="of:=IF([.J17]=&quot;&quot;;&quot;&quot;;[.J17]/[.B17])" office:value-type="float" office:value="0.086567034138717" calcext:value-type="float">
            <text:p>0.086567034138717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942659378051758" calcext:value-type="float">
            <text:p>0.00942659378051758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17" calcext:value-type="float">
            <text:p>0.0182100696574117</text:p>
          </table:table-cell>
          <table:table-cell table:formula="of:=IF([.J18]=&quot;&quot;;&quot;&quot;;[.J18]/[.B18])" office:value-type="float" office:value="0.117374129017257" calcext:value-type="float">
            <text:p>0.117374129017257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139615535736084" calcext:value-type="float">
            <text:p>0.0139615535736084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2" calcext:value-type="float">
            <text:p>0.0262074590387932</text:p>
          </table:table-cell>
          <table:table-cell table:style-name="ce2" table:formula="of:=IF([.J19]=&quot;&quot;;&quot;&quot;;[.J19]/[.B19])" office:value-type="float" office:value="0.133786142944613" calcext:value-type="float">
            <text:p>0.133786142944613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884270668029785" calcext:value-type="float">
            <text:p>0.00884270668029785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8" calcext:value-type="float">
            <text:p>0.114608436403818</text:p>
          </table:table-cell>
          <table:table-cell table:style-name="ce2" table:formula="of:=IF([.J20]=&quot;&quot;;&quot;&quot;;[.J20]/[.B20])" office:value-type="float" office:value="0.503670239376354" calcext:value-type="float">
            <text:p>0.503670239376354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341558456420898" calcext:value-type="float">
            <text:p>0.0034155845642089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325727462768555" calcext:value-type="float">
            <text:p>0.00325727462768555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69157981872559" calcext:value-type="float">
            <text:p>0.00169157981872559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47914981842041" calcext:value-type="float">
            <text:p>0.004791498184204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7" calcext:value-type="float">
            <text:p>0.0741865224773377</text:p>
          </table:table-cell>
          <table:table-cell table:formula="of:=IF([.J24]=&quot;&quot;;&quot;&quot;;[.J24]/[.B24])" office:value-type="float" office:value="0.580214648524831" calcext:value-type="float">
            <text:p>0.580214648524831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394320487976074" calcext:value-type="float">
            <text:p>0.00394320487976074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03" calcext:value-type="float">
            <text:p>0.00119486864185303</text:p>
          </table:table-cell>
          <table:table-cell table:formula="of:=IF([.J25]=&quot;&quot;;&quot;&quot;;[.J25]/[.B25])" office:value-type="float" office:value="0.00924314145207165" calcext:value-type="float">
            <text:p>0.00924314145207165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458264350891113" calcext:value-type="float">
            <text:p>0.0045826435089111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3" calcext:value-type="float">
            <text:p>0.0247253524562353</text:p>
          </table:table-cell>
          <table:table-cell table:formula="of:=IF([.J26]=&quot;&quot;;&quot;&quot;;[.J26]/[.B26])" office:value-type="float" office:value="0.100733466906314" calcext:value-type="float">
            <text:p>0.100733466906314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326061248779297" calcext:value-type="float">
            <text:p>0.00326061248779297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347232818603516" calcext:value-type="float">
            <text:p>0.00347232818603516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588655471801758" calcext:value-type="float">
            <text:p>0.0058865547180175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4" calcext:value-type="float">
            <text:p>0.0945674839508944</text:p>
          </table:table-cell>
          <table:table-cell table:formula="of:=IF([.J29]=&quot;&quot;;&quot;&quot;;[.J29]/[.B29])" office:value-type="float" office:value="0.372558464403863" calcext:value-type="float">
            <text:p>0.372558464403863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240755081176758" calcext:value-type="float">
            <text:p>0.0024075508117675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419878959655762" calcext:value-type="float">
            <text:p>0.00419878959655762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366544723510742" calcext:value-type="float">
            <text:p>0.0036654472351074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356864929199219" calcext:value-type="float">
            <text:p>0.00356864929199219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4" calcext:value-type="float">
            <text:p>0.983713594866474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39520263671875" calcext:value-type="float">
            <text:p>0.0039520263671875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372171401977539" calcext:value-type="float">
            <text:p>0.00372171401977539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478601455688477" calcext:value-type="float">
            <text:p>0.00478601455688477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442" calcext:value-type="float">
            <text:p>0.00762317916655442</text:p>
          </table:table-cell>
          <table:table-cell table:style-name="ce2" table:formula="of:=IF([.J36]=&quot;&quot;;&quot;&quot;;[.J36]/[.B36])" office:value-type="float" office:value="0.0571630790109088" calcext:value-type="float">
            <text:p>0.0571630790109088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63945960998535" calcext:value-type="float">
            <text:p>0.00363945960998535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282549858093262" calcext:value-type="float">
            <text:p>0.00282549858093262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3" calcext:value-type="float">
            <text:p>0.0962330589902953</text:p>
          </table:table-cell>
          <table:table-cell table:formula="of:=IF([.J38]=&quot;&quot;;&quot;&quot;;[.J38]/[.B38])" office:value-type="float" office:value="0.477487409803768" calcext:value-type="float">
            <text:p>0.477487409803768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787138938903809" calcext:value-type="float">
            <text:p>0.00787138938903809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8" calcext:value-type="float">
            <text:p>0.161501023043108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758647918701172" calcext:value-type="float">
            <text:p>0.000758647918701172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447440147399902" calcext:value-type="float">
            <text:p>0.0044744014739990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66170501708984" calcext:value-type="float">
            <text:p>0.00266170501708984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650787353515625" calcext:value-type="float">
            <text:p>0.00650787353515625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799" calcext:value-type="float">
            <text:p>0.209607456913799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21822452545166" calcext:value-type="float">
            <text:p>0.0021822452545166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66647338867188" calcext:value-type="float">
            <text:p>0.00266647338867188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325155258178711" calcext:value-type="float">
            <text:p>0.0032515525817871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29890441894531" calcext:value-type="float">
            <text:p>0.00129890441894531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265216827392578" calcext:value-type="float">
            <text:p>0.00265216827392578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504827499389648" calcext:value-type="float">
            <text:p>0.00504827499389648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330710411071777" calcext:value-type="float">
            <text:p>0.00330710411071777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402092933654785" calcext:value-type="float">
            <text:p>0.00402092933654785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01" calcext:value-type="float">
            <text:p>0.0806709810035801</text:p>
          </table:table-cell>
          <table:table-cell table:formula="of:=IF([.J51]=&quot;&quot;;&quot;&quot;;[.J51]/[.B51])" office:value-type="float" office:value="0.760036612141845" calcext:value-type="float">
            <text:p>0.760036612141845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382518768310547" calcext:value-type="float">
            <text:p>0.0038251876831054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6" calcext:value-type="float">
            <text:p>0.0290726841962186</text:p>
          </table:table-cell>
          <table:table-cell table:formula="of:=IF([.J52]=&quot;&quot;;&quot;&quot;;[.J52]/[.B52])" office:value-type="float" office:value="0.265045852956854" calcext:value-type="float">
            <text:p>0.265045852956854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711917877197266" calcext:value-type="float">
            <text:p>0.000711917877197266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57015228271484" calcext:value-type="float">
            <text:p>0.00257015228271484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50957202911377" calcext:value-type="float">
            <text:p>0.005095720291137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210833549499512" calcext:value-type="float">
            <text:p>0.00210833549499512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375103950500488" calcext:value-type="float">
            <text:p>0.00375103950500488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19378662109375" calcext:value-type="float">
            <text:p>0.001937866210937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519776344299316" calcext:value-type="float">
            <text:p>0.0051977634429931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8" calcext:value-type="float">
            <text:p>0.0678565557908858</text:p>
          </table:table-cell>
          <table:table-cell table:formula="of:=IF([.J59]=&quot;&quot;;&quot;&quot;;[.J59]/[.B59])" office:value-type="float" office:value="0.273624391146908" calcext:value-type="float">
            <text:p>0.273624391146908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711917877197266" calcext:value-type="float">
            <text:p>0.00711917877197266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7" calcext:value-type="float">
            <text:p>0.149591254828097</text:p>
          </table:table-cell>
          <table:table-cell table:formula="of:=IF([.J60]=&quot;&quot;;&quot;&quot;;[.J60]/[.B60])" office:value-type="float" office:value="1.21221481338134" calcext:value-type="float">
            <text:p>1.21221481338134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310730934143066" calcext:value-type="float">
            <text:p>0.00310730934143066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501418113708496" calcext:value-type="float">
            <text:p>0.0050141811370849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390410423278809" calcext:value-type="float">
            <text:p>0.00390410423278809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29" calcext:value-type="float">
            <text:p>0.00805942994585429</text:p>
          </table:table-cell>
          <table:table-cell table:formula="of:=IF([.J63]=&quot;&quot;;&quot;&quot;;[.J63]/[.B63])" office:value-type="float" office:value="0.093698495855157" calcext:value-type="float">
            <text:p>0.093698495855157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52277946472168" calcext:value-type="float">
            <text:p>0.00152277946472168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496745109558106" calcext:value-type="float">
            <text:p>0.00496745109558106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" calcext:value-type="float">
            <text:p>0.2320600280346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598978996276856" calcext:value-type="float">
            <text:p>0.00598978996276856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7" calcext:value-type="float">
            <text:p>0.0915818442406037</text:p>
          </table:table-cell>
          <table:table-cell table:formula="of:=IF([.J66]=&quot;&quot;;&quot;&quot;;[.J66]/[.B66])" office:value-type="float" office:value="0.452129845818226" calcext:value-type="float">
            <text:p>0.452129845818226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449347496032715" calcext:value-type="float">
            <text:p>0.00449347496032715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437116622924805" calcext:value-type="float">
            <text:p>0.00437116622924805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1" calcext:value-type="float">
            <text:p>0.0473146794427451</text:p>
          </table:table-cell>
          <table:table-cell table:formula="of:=IF([.J68]=&quot;&quot;;&quot;&quot;;[.J68]/[.B68])" office:value-type="float" office:value="0.274641413677905" calcext:value-type="float">
            <text:p>0.274641413677905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24430656433105" calcext:value-type="float">
            <text:p>0.0012443065643310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248575210571289" calcext:value-type="float">
            <text:p>0.00248575210571289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39830207824707" calcext:value-type="float">
            <text:p>0.0039830207824707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5" calcext:value-type="float">
            <text:p>0.624817999972265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653982162475586" calcext:value-type="float">
            <text:p>0.00065398216247558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633478164672852" calcext:value-type="float">
            <text:p>0.00063347816467285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672411918640137" calcext:value-type="float">
            <text:p>0.00672411918640137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11" calcext:value-type="float">
            <text:p>0.960352316973311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310039520263672" calcext:value-type="float">
            <text:p>0.00310039520263672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11" calcext:value-type="float">
            <text:p>0.0580168665607811</text:p>
          </table:table-cell>
          <table:table-cell table:formula="of:=IF([.J75]=&quot;&quot;;&quot;&quot;;[.J75]/[.B75])" office:value-type="float" office:value="0.43433884266361" calcext:value-type="float">
            <text:p>0.43433884266361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210976600646973" calcext:value-type="float">
            <text:p>0.00210976600646973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339126586914063" calcext:value-type="float">
            <text:p>0.00339126586914063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449347496032715" calcext:value-type="float">
            <text:p>0.0044934749603271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77" calcext:value-type="float">
            <text:p>0.0391618035276277</text:p>
          </table:table-cell>
          <table:table-cell table:formula="of:=IF([.J78]=&quot;&quot;;&quot;&quot;;[.J78]/[.B78])" office:value-type="float" office:value="0.204669705025938" calcext:value-type="float">
            <text:p>0.204669705025938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658464431762695" calcext:value-type="float">
            <text:p>0.00658464431762695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7" calcext:value-type="float">
            <text:p>0.0735144025266487</text:p>
          </table:table-cell>
          <table:table-cell table:formula="of:=IF([.J79]=&quot;&quot;;&quot;&quot;;[.J79]/[.B79])" office:value-type="float" office:value="0.406018388924085" calcext:value-type="float">
            <text:p>0.406018388924085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725245475769043" calcext:value-type="float">
            <text:p>0.00725245475769043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8" calcext:value-type="float">
            <text:p>0.117211445692108</text:p>
          </table:table-cell>
          <table:table-cell table:formula="of:=IF([.J80]=&quot;&quot;;&quot;&quot;;[.J80]/[.B80])" office:value-type="float" office:value="0.784731494550833" calcext:value-type="float">
            <text:p>0.784731494550833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42870044708252" calcext:value-type="float">
            <text:p>0.0042870044708252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227069854736328" calcext:value-type="float">
            <text:p>0.0022706985473632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614643096923828" calcext:value-type="float">
            <text:p>0.000614643096923828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552725791931152" calcext:value-type="float">
            <text:p>0.0055272579193115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335454940795898" calcext:value-type="float">
            <text:p>0.0033545494079589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1" calcext:value-type="float">
            <text:p>0.117501850173991</text:p>
          </table:table-cell>
          <table:table-cell table:style-name="ce2" table:formula="of:=IF([.J85]=&quot;&quot;;&quot;&quot;;[.J85]/[.B85])" office:value-type="float" office:value="1.52681761585494" calcext:value-type="float">
            <text:p>1.52681761585494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542306900024414" calcext:value-type="float">
            <text:p>0.0054230690002441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2" calcext:value-type="float">
            <text:p>1.15074687972692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50814151763916" calcext:value-type="float">
            <text:p>0.005081415176391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215697288513184" calcext:value-type="float">
            <text:p>0.00215697288513184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402188301086426" calcext:value-type="float">
            <text:p>0.0040218830108642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6" calcext:value-type="float">
            <text:p>0.0962791119933826</text:p>
          </table:table-cell>
          <table:table-cell table:formula="of:=IF([.J89]=&quot;&quot;;&quot;&quot;;[.J89]/[.B89])" office:value-type="float" office:value="0.993660581062356" calcext:value-type="float">
            <text:p>0.993660581062356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465941429138184" calcext:value-type="float">
            <text:p>0.00465941429138184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2" calcext:value-type="float">
            <text:p>0.0344382553721172</text:p>
          </table:table-cell>
          <table:table-cell table:formula="of:=IF([.J90]=&quot;&quot;;&quot;&quot;;[.J90]/[.B90])" office:value-type="float" office:value="0.254735387116409" calcext:value-type="float">
            <text:p>0.25473538711640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567245483398438" calcext:value-type="float">
            <text:p>0.0056724548339843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4" calcext:value-type="float">
            <text:p>0.894759067622544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320243835449219" calcext:value-type="float">
            <text:p>0.00320243835449219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394058227539063" calcext:value-type="float">
            <text:p>0.00394058227539063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9" calcext:value-type="float">
            <text:p>0.0863148437696939</text:p>
          </table:table-cell>
          <table:table-cell table:formula="of:=IF([.J93]=&quot;&quot;;&quot;&quot;;[.J93]/[.B93])" office:value-type="float" office:value="0.88526573322412" calcext:value-type="float">
            <text:p>0.88526573322412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247621536254883" calcext:value-type="float">
            <text:p>0.0024762153625488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447392463684082" calcext:value-type="float">
            <text:p>0.00447392463684082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596022605895996" calcext:value-type="float">
            <text:p>0.00596022605895996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314927101135254" calcext:value-type="float">
            <text:p>0.00314927101135254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275301933288574" calcext:value-type="float">
            <text:p>0.00275301933288574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206208229064941" calcext:value-type="float">
            <text:p>0.00206208229064941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267195701599121" calcext:value-type="float">
            <text:p>0.0026719570159912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382685661315918" calcext:value-type="float">
            <text:p>0.0038268566131591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318551063537598" calcext:value-type="float">
            <text:p>0.00318551063537598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447177886962891" calcext:value-type="float">
            <text:p>0.00447177886962891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0821018218994141" calcext:value-type="float">
            <text:p>0.00821018218994141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421690940856934" calcext:value-type="float">
            <text:p>0.0042169094085693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221490859985352" calcext:value-type="float">
            <text:p>0.00221490859985352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076296329498291" calcext:value-type="float">
            <text:p>0.0076296329498291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56" calcext:value-type="float">
            <text:p>0.0512989656809656</text:p>
          </table:table-cell>
          <table:table-cell table:style-name="ce2" table:formula="of:=IF([.J7]=&quot;&quot;;&quot;&quot;;[.J7]/[.B7])" office:value-type="float" office:value="0.338487028708813" calcext:value-type="float">
            <text:p>0.338487028708813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0757932662963867" calcext:value-type="float">
            <text:p>0.000757932662963867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474023818969727" calcext:value-type="float">
            <text:p>0.0047402381896972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522565841674805" calcext:value-type="float">
            <text:p>0.00522565841674805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" calcext:value-type="float">
            <text:p>0.05083485791191</text:p>
          </table:table-cell>
          <table:table-cell table:formula="of:=IF([.J10]=&quot;&quot;;&quot;&quot;;[.J10]/[.B10])" office:value-type="float" office:value="0.742549569235289" calcext:value-type="float">
            <text:p>0.742549569235289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775384902954102" calcext:value-type="float">
            <text:p>0.0077538490295410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3" calcext:value-type="float">
            <text:p>0.0873322310535013</text:p>
          </table:table-cell>
          <table:table-cell table:formula="of:=IF([.J11]=&quot;&quot;;&quot;&quot;;[.J11]/[.B11])" office:value-type="float" office:value="1.05098103870326" calcext:value-type="float">
            <text:p>1.05098103870326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171375274658203" calcext:value-type="float">
            <text:p>0.0017137527465820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637125968933106" calcext:value-type="float">
            <text:p>0.00637125968933106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3" calcext:value-type="float">
            <text:p>0.0809025426710363</text:p>
          </table:table-cell>
          <table:table-cell table:formula="of:=IF([.J13]=&quot;&quot;;&quot;&quot;;[.J13]/[.B13])" office:value-type="float" office:value="0.923439126118653" calcext:value-type="float">
            <text:p>0.923439126118653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646877288818359" calcext:value-type="float">
            <text:p>0.00646877288818359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515460968017578" calcext:value-type="float">
            <text:p>0.00515460968017578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19" calcext:value-type="float">
            <text:p>0.0428459135279519</text:p>
          </table:table-cell>
          <table:table-cell table:style-name="ce2" table:formula="of:=IF([.J15]=&quot;&quot;;&quot;&quot;;[.J15]/[.B15])" office:value-type="float" office:value="0.372882900660242" calcext:value-type="float">
            <text:p>0.372882900660242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444483757019043" calcext:value-type="float">
            <text:p>0.00444483757019043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4" calcext:value-type="float">
            <text:p>0.0429707424659594</text:p>
          </table:table-cell>
          <table:table-cell table:style-name="ce2" table:formula="of:=IF([.J16]=&quot;&quot;;&quot;&quot;;[.J16]/[.B16])" office:value-type="float" office:value="0.924439902195221" calcext:value-type="float">
            <text:p>0.924439902195221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784540176391602" calcext:value-type="float">
            <text:p>0.00784540176391602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578451156616211" calcext:value-type="float">
            <text:p>0.00578451156616211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28" calcext:value-type="float">
            <text:p>0.0432342900295728</text:p>
          </table:table-cell>
          <table:table-cell table:style-name="ce2" table:formula="of:=IF([.J18]=&quot;&quot;;&quot;&quot;;[.J18]/[.B18])" office:value-type="float" office:value="0.36430086705191" calcext:value-type="float">
            <text:p>0.3643008670519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39498710632324" calcext:value-type="float">
            <text:p>0.00139498710632324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741243362426758" calcext:value-type="float">
            <text:p>0.00074124336242675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390243530273438" calcext:value-type="float">
            <text:p>0.0039024353027343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932884216308594" calcext:value-type="float">
            <text:p>0.0093288421630859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5" calcext:value-type="float">
            <text:p>0.0437075574896565</text:p>
          </table:table-cell>
          <table:table-cell table:formula="of:=IF([.J22]=&quot;&quot;;&quot;&quot;;[.J22]/[.B22])" office:value-type="float" office:value="0.385671507734344" calcext:value-type="float">
            <text:p>0.385671507734344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133707523345947" calcext:value-type="float">
            <text:p>0.0133707523345947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5" calcext:value-type="float">
            <text:p>0.109507130107125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218510627746582" calcext:value-type="float">
            <text:p>0.0021851062774658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" calcext:value-type="float">
            <text:p>0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1.00054669380188" calcext:value-type="float">
            <text:p>1.00054669380188</text:p>
          </table:table-cell>
          <table:table-cell/>
          <table:table-cell table:formula="of:=IF([.D25]&gt;0;1;0)" office:value-type="float" office:value="0" calcext:value-type="float">
            <text:p>0</text:p>
          </table:table-cell>
          <table:table-cell table:style-name="ce2" table:formula="of:=IF([.D25]&gt;0;[.D25]-[.B25];&quot;&quot;)">
            <text:p/>
          </table:table-cell>
          <table:table-cell table:style-name="ce2" table:formula="of:=IF([.J25]=&quot;&quot;;&quot;&quot;;[.J25]/[.B25])">
            <text:p/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953388214111328" calcext:value-type="float">
            <text:p>0.00953388214111328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3" calcext:value-type="float">
            <text:p>0.0741105420721623</text:p>
          </table:table-cell>
          <table:table-cell table:style-name="ce2" table:formula="of:=IF([.J26]=&quot;&quot;;&quot;&quot;;[.J26]/[.B26])" office:value-type="float" office:value="0.618708087120727" calcext:value-type="float">
            <text:p>0.618708087120727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272035598754883" calcext:value-type="float">
            <text:p>0.00272035598754883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349545478820801" calcext:value-type="float">
            <text:p>0.00349545478820801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474762916564941" calcext:value-type="float">
            <text:p>0.0047476291656494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3" calcext:value-type="float">
            <text:p>0.00808323832471913</text:p>
          </table:table-cell>
          <table:table-cell table:style-name="ce2" table:formula="of:=IF([.J29]=&quot;&quot;;&quot;&quot;;[.J29]/[.B29])" office:value-type="float" office:value="0.0964334264636793" calcext:value-type="float">
            <text:p>0.0964334264636793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429272651672363" calcext:value-type="float">
            <text:p>0.0042927265167236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420904159545898" calcext:value-type="float">
            <text:p>0.00420904159545898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8" calcext:value-type="float">
            <text:p>0.0214202105676838</text:p>
          </table:table-cell>
          <table:table-cell table:formula="of:=IF([.J31]=&quot;&quot;;&quot;&quot;;[.J31]/[.B31])" office:value-type="float" office:value="0.332152098781429" calcext:value-type="float">
            <text:p>0.332152098781429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0760722160339356" calcext:value-type="float">
            <text:p>0.00760722160339356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4" calcext:value-type="float">
            <text:p>0.131489313873274</text:p>
          </table:table-cell>
          <table:table-cell table:formula="of:=IF([.J32]=&quot;&quot;;&quot;&quot;;[.J32]/[.B32])" office:value-type="float" office:value="1.81437119075497" calcext:value-type="float">
            <text:p>1.81437119075497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86977481842041" calcext:value-type="float">
            <text:p>0.008697748184204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" calcext:value-type="float">
            <text:p>0.02806082974921</text:p>
          </table:table-cell>
          <table:table-cell table:formula="of:=IF([.J33]=&quot;&quot;;&quot;&quot;;[.J33]/[.B33])" office:value-type="float" office:value="0.317868729941509" calcext:value-type="float">
            <text:p>0.317868729941509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475811958312988" calcext:value-type="float">
            <text:p>0.0047581195831298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6" calcext:value-type="float">
            <text:p>0.0310748822790836</text:p>
          </table:table-cell>
          <table:table-cell table:style-name="ce2" table:formula="of:=IF([.J34]=&quot;&quot;;&quot;&quot;;[.J34]/[.B34])" office:value-type="float" office:value="0.482458026412713" calcext:value-type="float">
            <text:p>0.482458026412713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275063514709473" calcext:value-type="float">
            <text:p>0.00275063514709473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" calcext:value-type="float">
            <text:p>0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1.00088906288147" calcext:value-type="float">
            <text:p>1.00088906288147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formula="of:=IF([.D36]&gt;0;[.D36]-[.B36];&quot;&quot;)">
            <text:p/>
          </table:table-cell>
          <table:table-cell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718975067138672" calcext:value-type="float">
            <text:p>0.00718975067138672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446462631225586" calcext:value-type="float">
            <text:p>0.0044646263122558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787949562072754" calcext:value-type="float">
            <text:p>0.00787949562072754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6" calcext:value-type="float">
            <text:p>0.0310748822790836</text:p>
          </table:table-cell>
          <table:table-cell table:formula="of:=IF([.J39]=&quot;&quot;;&quot;&quot;;[.J39]/[.B39])" office:value-type="float" office:value="0.383283016882447" calcext:value-type="float">
            <text:p>0.383283016882447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31735897064209" calcext:value-type="float">
            <text:p>0.0031735897064209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598430633544922" calcext:value-type="float">
            <text:p>0.0059843063354492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72" calcext:value-type="float">
            <text:p>0.0451090139334472</text:p>
          </table:table-cell>
          <table:table-cell table:formula="of:=IF([.J41]=&quot;&quot;;&quot;&quot;;[.J41]/[.B41])" office:value-type="float" office:value="0.513474199053249" calcext:value-type="float">
            <text:p>0.513474199053249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342726707458496" calcext:value-type="float">
            <text:p>0.0034272670745849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67" calcext:value-type="float">
            <text:p>0.0170447971439667</text:p>
          </table:table-cell>
          <table:table-cell table:style-name="ce2" table:formula="of:=IF([.J42]=&quot;&quot;;&quot;&quot;;[.J42]/[.B42])" office:value-type="float" office:value="0.1233635158794" calcext:value-type="float">
            <text:p>0.1233635158794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407505035400391" calcext:value-type="float">
            <text:p>0.00407505035400391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65" calcext:value-type="float">
            <text:p>0.0269507485078765</text:p>
          </table:table-cell>
          <table:table-cell table:style-name="ce2" table:formula="of:=IF([.J43]=&quot;&quot;;&quot;&quot;;[.J43]/[.B43])" office:value-type="float" office:value="0.249014204089329" calcext:value-type="float">
            <text:p>0.249014204089329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266528129577637" calcext:value-type="float">
            <text:p>0.00266528129577637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37710571289063" calcext:value-type="float">
            <text:p>0.00137710571289063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609064102172852" calcext:value-type="float">
            <text:p>0.00609064102172852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1" calcext:value-type="float">
            <text:p>0.0177562088744241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561785697937012" calcext:value-type="float">
            <text:p>0.00561785697937012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103042125701904" calcext:value-type="float">
            <text:p>0.0103042125701904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5" calcext:value-type="float">
            <text:p>0.138179603787935</text:p>
          </table:table-cell>
          <table:table-cell table:style-name="ce2" table:formula="of:=IF([.J48]=&quot;&quot;;&quot;&quot;;[.J48]/[.B48])" office:value-type="float" office:value="1.57308594337263" calcext:value-type="float">
            <text:p>1.57308594337263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514864921569824" calcext:value-type="float">
            <text:p>0.00514864921569824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" calcext:value-type="float">
            <text:p>0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1.00037384033203" calcext:value-type="float">
            <text:p>1.00037384033203</text:p>
          </table:table-cell>
          <table:table-cell/>
          <table:table-cell table:formula="of:=IF([.D50]&gt;0;1;0)" office:value-type="float" office:value="0" calcext:value-type="float">
            <text:p>0</text:p>
          </table:table-cell>
          <table:table-cell table:style-name="ce2" table:formula="of:=IF([.D50]&gt;0;[.D50]-[.B50];&quot;&quot;)">
            <text:p/>
          </table:table-cell>
          <table:table-cell table:style-name="ce2" table:formula="of:=IF([.J50]=&quot;&quot;;&quot;&quot;;[.J50]/[.B50])">
            <text:p/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150108337402344" calcext:value-type="float">
            <text:p>0.00150108337402344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677490234375" calcext:value-type="float">
            <text:p>0.00677490234375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894" calcext:value-type="float">
            <text:p>0.0373197925039894</text:p>
          </table:table-cell>
          <table:table-cell table:formula="of:=IF([.J52]=&quot;&quot;;&quot;&quot;;[.J52]/[.B52])" office:value-type="float" office:value="0.303294746755582" calcext:value-type="float">
            <text:p>0.303294746755582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491237640380859" calcext:value-type="float">
            <text:p>0.00491237640380859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138163566589355" calcext:value-type="float">
            <text:p>0.00138163566589355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608611106872559" calcext:value-type="float">
            <text:p>0.00608611106872559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523734092712402" calcext:value-type="float">
            <text:p>0.00523734092712402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8" calcext:value-type="float">
            <text:p>0.0114724321348388</text:p>
          </table:table-cell>
          <table:table-cell table:formula="of:=IF([.J56]=&quot;&quot;;&quot;&quot;;[.J56]/[.B56])" office:value-type="float" office:value="0.125669316866438" calcext:value-type="float">
            <text:p>0.125669316866438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397396087646484" calcext:value-type="float">
            <text:p>0.00397396087646484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412750244140625" calcext:value-type="float">
            <text:p>0.0041275024414062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1" calcext:value-type="float">
            <text:p>0.0196929117665851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78732967376709" calcext:value-type="float">
            <text:p>0.007873296737670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" calcext:value-type="float">
            <text:p>0.1157315414828</text:p>
          </table:table-cell>
          <table:table-cell table:formula="of:=IF([.J59]=&quot;&quot;;&quot;&quot;;[.J59]/[.B59])" office:value-type="float" office:value="1.46423682359856" calcext:value-type="float">
            <text:p>1.46423682359856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90355491638184" calcext:value-type="float">
            <text:p>0.00490355491638184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462961196899414" calcext:value-type="float">
            <text:p>0.0046296119689941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" calcext:value-type="float">
            <text:p>0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1.00038933753967" calcext:value-type="float">
            <text:p>1.00038933753967</text:p>
          </table:table-cell>
          <table:table-cell/>
          <table:table-cell table:formula="of:=IF([.D62]&gt;0;1;0)" office:value-type="float" office:value="0" calcext:value-type="float">
            <text:p>0</text:p>
          </table:table-cell>
          <table:table-cell table:formula="of:=IF([.D62]&gt;0;[.D62]-[.B62];&quot;&quot;)">
            <text:p/>
          </table:table-cell>
          <table:table-cell table:formula="of:=IF([.J62]=&quot;&quot;;&quot;&quot;;[.J62]/[.B62])">
            <text:p/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89716911315918" calcext:value-type="float">
            <text:p>0.0089716911315918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1" calcext:value-type="float">
            <text:p>0.0993682357940281</text:p>
          </table:table-cell>
          <table:table-cell table:formula="of:=IF([.J63]=&quot;&quot;;&quot;&quot;;[.J63]/[.B63])" office:value-type="float" office:value="0.958326377656816" calcext:value-type="float">
            <text:p>0.958326377656816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461173057556152" calcext:value-type="float">
            <text:p>0.00461173057556152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53248405456543" calcext:value-type="float">
            <text:p>0.0053248405456543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34642219543457" calcext:value-type="float">
            <text:p>0.0034642219543457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6" calcext:value-type="float">
            <text:p>0.0314758197542236</text:p>
          </table:table-cell>
          <table:table-cell table:formula="of:=IF([.J66]=&quot;&quot;;&quot;&quot;;[.J66]/[.B66])" office:value-type="float" office:value="0.321898544380851" calcext:value-type="float">
            <text:p>0.321898544380851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505995750427246" calcext:value-type="float">
            <text:p>0.00505995750427246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3" calcext:value-type="float">
            <text:p>0.0548032850396283</text:p>
          </table:table-cell>
          <table:table-cell table:formula="of:=IF([.J67]=&quot;&quot;;&quot;&quot;;[.J67]/[.B67])" office:value-type="float" office:value="0.364371628435547" calcext:value-type="float">
            <text:p>0.364371628435547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191545486450195" calcext:value-type="float">
            <text:p>0.00191545486450195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571727752685547" calcext:value-type="float">
            <text:p>0.00571727752685547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306963920593262" calcext:value-type="float">
            <text:p>0.00306963920593262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40857696533203" calcext:value-type="float">
            <text:p>0.0014085769653320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603103637695313" calcext:value-type="float">
            <text:p>0.0060310363769531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33" calcext:value-type="float">
            <text:p>0.0550390004647533</text:p>
          </table:table-cell>
          <table:table-cell table:formula="of:=IF([.J72]=&quot;&quot;;&quot;&quot;;[.J72]/[.B72])" office:value-type="float" office:value="0.728394431348984" calcext:value-type="float">
            <text:p>0.728394431348984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455212593078613" calcext:value-type="float">
            <text:p>0.0045521259307861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2" calcext:value-type="float">
            <text:p>0.00176835518506402</text:p>
          </table:table-cell>
          <table:table-cell table:formula="of:=IF([.J73]=&quot;&quot;;&quot;&quot;;[.J73]/[.B73])" office:value-type="float" office:value="0.0149516913429752" calcext:value-type="float">
            <text:p>0.0149516913429752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433206558227539" calcext:value-type="float">
            <text:p>0.0043320655822753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5" calcext:value-type="float">
            <text:p>0.192366122871755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87334823608398" calcext:value-type="float">
            <text:p>0.0038733482360839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303053855895996" calcext:value-type="float">
            <text:p>0.00303053855895996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472497940063477" calcext:value-type="float">
            <text:p>0.0047249794006347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1" calcext:value-type="float">
            <text:p>0.0559092507075121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58133602142334" calcext:value-type="float">
            <text:p>0.0058133602142334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508618354797363" calcext:value-type="float">
            <text:p>0.0050861835479736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8" calcext:value-type="float">
            <text:p>0.0414625907472938</text:p>
          </table:table-cell>
          <table:table-cell table:formula="of:=IF([.J79]=&quot;&quot;;&quot;&quot;;[.J79]/[.B79])" office:value-type="float" office:value="0.552045098065217" calcext:value-type="float">
            <text:p>0.552045098065217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118973255157471" calcext:value-type="float">
            <text:p>0.0118973255157471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2" calcext:value-type="float">
            <text:p>0.0499596280408612</text:p>
          </table:table-cell>
          <table:table-cell table:formula="of:=IF([.J80]=&quot;&quot;;&quot;&quot;;[.J80]/[.B80])" office:value-type="float" office:value="0.356123867612621" calcext:value-type="float">
            <text:p>0.356123867612621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551962852478027" calcext:value-type="float">
            <text:p>0.00551962852478027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" calcext:value-type="float">
            <text:p>0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1.00080180168152" calcext:value-type="float">
            <text:p>1.00080180168152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formula="of:=IF([.D82]&gt;0;[.D82]-[.B82];&quot;&quot;)">
            <text:p/>
          </table:table-cell>
          <table:table-cell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447249412536621" calcext:value-type="float">
            <text:p>0.00447249412536621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2" calcext:value-type="float">
            <text:p>0.00382678579964812</text:p>
          </table:table-cell>
          <table:table-cell table:formula="of:=IF([.J83]=&quot;&quot;;&quot;&quot;;[.J83]/[.B83])" office:value-type="float" office:value="0.0651989018522771" calcext:value-type="float">
            <text:p>0.0651989018522771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255465507507324" calcext:value-type="float">
            <text:p>0.00255465507507324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299811363220215" calcext:value-type="float">
            <text:p>0.0029981136322021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360727310180664" calcext:value-type="float">
            <text:p>0.0036072731018066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22" calcext:value-type="float">
            <text:p>0.0047706920182522</text:p>
          </table:table-cell>
          <table:table-cell table:formula="of:=IF([.J86]=&quot;&quot;;&quot;&quot;;[.J86]/[.B86])" office:value-type="float" office:value="0.0451185862565525" calcext:value-type="float">
            <text:p>0.0451185862565525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426959991455078" calcext:value-type="float">
            <text:p>0.00426959991455078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9" calcext:value-type="float">
            <text:p>6.00334841366329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569415092468262" calcext:value-type="float">
            <text:p>0.00569415092468262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6" calcext:value-type="float">
            <text:p>0.0552008628029426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477790832519531" calcext:value-type="float">
            <text:p>0.00477790832519531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426340103149414" calcext:value-type="float">
            <text:p>0.00426340103149414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141739845275879" calcext:value-type="float">
            <text:p>0.00141739845275879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33571720123291" calcext:value-type="float">
            <text:p>0.0033571720123291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524425506591797" calcext:value-type="float">
            <text:p>0.00524425506591797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577163696289063" calcext:value-type="float">
            <text:p>0.0057716369628906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636100769042969" calcext:value-type="float">
            <text:p>0.0063610076904296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6" calcext:value-type="float">
            <text:p>0.0407779858521096</text:p>
          </table:table-cell>
          <table:table-cell table:style-name="ce2" table:formula="of:=IF([.J95]=&quot;&quot;;&quot;&quot;;[.J95]/[.B95])" office:value-type="float" office:value="0.680189372724784" calcext:value-type="float">
            <text:p>0.680189372724784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578117370605469" calcext:value-type="float">
            <text:p>0.0057811737060546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39" calcext:value-type="float">
            <text:p>0.0741971694627439</text:p>
          </table:table-cell>
          <table:table-cell table:formula="of:=IF([.J96]=&quot;&quot;;&quot;&quot;;[.J96]/[.B96])" office:value-type="float" office:value="0.872731124076507" calcext:value-type="float">
            <text:p>0.872731124076507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755095481872559" calcext:value-type="float">
            <text:p>0.00755095481872559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663447380065918" calcext:value-type="float">
            <text:p>0.00663447380065918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5" calcext:value-type="float">
            <text:p>0.0524839618018025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426292419433594" calcext:value-type="float">
            <text:p>0.00426292419433594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501513481140137" calcext:value-type="float">
            <text:p>0.0050151348114013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356030464172363" calcext:value-type="float">
            <text:p>0.0035603046417236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533938407897949" calcext:value-type="float">
            <text:p>0.00533938407897949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139479637145996" calcext:value-type="float">
            <text:p>0.013947963714599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203704833984375" calcext:value-type="float">
            <text:p>0.0020370483398437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767850875854492" calcext:value-type="float">
            <text:p>0.0076785087585449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0961732864379883" calcext:value-type="float">
            <text:p>0.0096173286437988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" calcext:value-type="float">
            <text:p>0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1.00036191940308" calcext:value-type="float">
            <text:p>1.00036191940308</text:p>
          </table:table-cell>
          <table:table-cell/>
          <table:table-cell table:formula="of:=IF([.D7]&gt;0;1;0)" office:value-type="float" office:value="0" calcext:value-type="float">
            <text:p>0</text:p>
          </table:table-cell>
          <table:table-cell table:style-name="ce2" table:formula="of:=IF([.D7]&gt;0;[.D7]-[.B7];&quot;&quot;)">
            <text:p/>
          </table:table-cell>
          <table:table-cell table:style-name="ce2" table:formula="of:=IF([.J7]=&quot;&quot;;&quot;&quot;;[.J7]/[.B7])">
            <text:p/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859761238098145" calcext:value-type="float">
            <text:p>0.0085976123809814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484681129455566" calcext:value-type="float">
            <text:p>0.00484681129455566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14" calcext:value-type="float">
            <text:p>0.00344467162365214</text:p>
          </table:table-cell>
          <table:table-cell table:formula="of:=IF([.J9]=&quot;&quot;;&quot;&quot;;[.J9]/[.B9])" office:value-type="float" office:value="0.0734011439988462" calcext:value-type="float">
            <text:p>0.0734011439988462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0933718681335449" calcext:value-type="float">
            <text:p>0.00933718681335449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6" calcext:value-type="float">
            <text:p>0.0292075396107226</text:p>
          </table:table-cell>
          <table:table-cell table:formula="of:=IF([.J10]=&quot;&quot;;&quot;&quot;;[.J10]/[.B10])" office:value-type="float" office:value="0.852404903041547" calcext:value-type="float">
            <text:p>0.852404903041547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31447315216064" calcext:value-type="float">
            <text:p>0.0131447315216064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62296295166016" calcext:value-type="float">
            <text:p>0.0162296295166016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42328643798828" calcext:value-type="float">
            <text:p>0.00242328643798828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" calcext:value-type="float">
            <text:p>0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1.00074052810669" calcext:value-type="float">
            <text:p>1.00074052810669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formula="of:=IF([.D14]&gt;0;[.D14]-[.B14];&quot;&quot;)">
            <text:p/>
          </table:table-cell>
          <table:table-cell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467610359191895" calcext:value-type="float">
            <text:p>0.00467610359191895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9" calcext:value-type="float">
            <text:p>0.00676574584972389</text:p>
          </table:table-cell>
          <table:table-cell table:formula="of:=IF([.J15]=&quot;&quot;;&quot;&quot;;[.J15]/[.B15])" office:value-type="float" office:value="0.293771988743244" calcext:value-type="float">
            <text:p>0.293771988743244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556683540344238" calcext:value-type="float">
            <text:p>0.0055668354034423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662016868591309" calcext:value-type="float">
            <text:p>0.00662016868591309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179481506347656" calcext:value-type="float">
            <text:p>0.00179481506347656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104999542236328" calcext:value-type="float">
            <text:p>0.010499954223632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6" calcext:value-type="float">
            <text:p>0.0316566651294846</text:p>
          </table:table-cell>
          <table:table-cell table:style-name="ce2" table:formula="of:=IF([.J19]=&quot;&quot;;&quot;&quot;;[.J19]/[.B19])" office:value-type="float" office:value="0.424339891475127" calcext:value-type="float">
            <text:p>0.424339891475127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0877714157104492" calcext:value-type="float">
            <text:p>0.00877714157104492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1" calcext:value-type="float">
            <text:p>0.0585415770539801</text:p>
          </table:table-cell>
          <table:table-cell table:formula="of:=IF([.J20]=&quot;&quot;;&quot;&quot;;[.J20]/[.B20])" office:value-type="float" office:value="0.716946778880243" calcext:value-type="float">
            <text:p>0.716946778880243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544428825378418" calcext:value-type="float">
            <text:p>0.0054442882537841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9" calcext:value-type="float">
            <text:p>0.0153456176172209</text:p>
          </table:table-cell>
          <table:table-cell table:formula="of:=IF([.J21]=&quot;&quot;;&quot;&quot;;[.J21]/[.B21])" office:value-type="float" office:value="0.628885228156925" calcext:value-type="float">
            <text:p>0.628885228156925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494480133056641" calcext:value-type="float">
            <text:p>0.00494480133056641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806236267089844" calcext:value-type="float">
            <text:p>0.00806236267089844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4" calcext:value-type="float">
            <text:p>0.317111860677154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0793933868408203" calcext:value-type="float">
            <text:p>0.00793933868408203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556135177612305" calcext:value-type="float">
            <text:p>0.00556135177612305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232052803039551" calcext:value-type="float">
            <text:p>0.00232052803039551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471997261047363" calcext:value-type="float">
            <text:p>0.00471997261047363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230908393859863" calcext:value-type="float">
            <text:p>0.00230908393859863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127034187316895" calcext:value-type="float">
            <text:p>0.0127034187316895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94761848449707" calcext:value-type="float">
            <text:p>0.0094761848449707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1" calcext:value-type="float">
            <text:p>0.0166681963007231</text:p>
          </table:table-cell>
          <table:table-cell table:formula="of:=IF([.J30]=&quot;&quot;;&quot;&quot;;[.J30]/[.B30])" office:value-type="float" office:value="0.769373523139286" calcext:value-type="float">
            <text:p>0.769373523139286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906920433044434" calcext:value-type="float">
            <text:p>0.00906920433044434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" calcext:value-type="float">
            <text:p>0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1.00034594535828" calcext:value-type="float">
            <text:p>1.00034594535828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formula="of:=IF([.D32]&gt;0;[.D32]-[.B32];&quot;&quot;)">
            <text:p/>
          </table:table-cell>
          <table:table-cell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894880294799805" calcext:value-type="float">
            <text:p>0.00894880294799805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01" calcext:value-type="float">
            <text:p>0.00823459766624901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107247829437256" calcext:value-type="float">
            <text:p>0.0107247829437256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04" calcext:value-type="float">
            <text:p>0.00897122234734904</text:p>
          </table:table-cell>
          <table:table-cell table:formula="of:=IF([.J34]=&quot;&quot;;&quot;&quot;;[.J34]/[.B34])" office:value-type="float" office:value="0.280454937422121" calcext:value-type="float">
            <text:p>0.280454937422121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783395767211914" calcext:value-type="float">
            <text:p>0.00783395767211914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31418418884277" calcext:value-type="float">
            <text:p>0.00431418418884277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475072860717773" calcext:value-type="float">
            <text:p>0.00475072860717773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193" calcext:value-type="float">
            <text:p>4.48535390458193E-05</text:p>
          </table:table-cell>
          <table:table-cell table:style-name="ce2" table:formula="of:=IF([.J37]=&quot;&quot;;&quot;&quot;;[.J37]/[.B37])" office:value-type="float" office:value="0.00118164243578856" calcext:value-type="float">
            <text:p>0.00118164243578856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616264343261719" calcext:value-type="float">
            <text:p>0.00616264343261719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39" calcext:value-type="float">
            <text:p>0.00588018923089739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521063804626465" calcext:value-type="float">
            <text:p>0.0052106380462646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" calcext:value-type="float">
            <text:p>0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1.0002326965332" calcext:value-type="float">
            <text:p>1.0002326965332</text:p>
          </table:table-cell>
          <table:table-cell/>
          <table:table-cell table:formula="of:=IF([.D40]&gt;0;1;0)" office:value-type="float" office:value="0" calcext:value-type="float">
            <text:p>0</text:p>
          </table:table-cell>
          <table:table-cell table:formula="of:=IF([.D40]&gt;0;[.D40]-[.B40];&quot;&quot;)">
            <text:p/>
          </table:table-cell>
          <table:table-cell table:formula="of:=IF([.J40]=&quot;&quot;;&quot;&quot;;[.J40]/[.B40])">
            <text:p/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688505172729492" calcext:value-type="float">
            <text:p>0.0068850517272949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5" calcext:value-type="float">
            <text:p>0.0118573581166365</text:p>
          </table:table-cell>
          <table:table-cell table:formula="of:=IF([.J41]=&quot;&quot;;&quot;&quot;;[.J41]/[.B41])" office:value-type="float" office:value="0.34935223792288" calcext:value-type="float">
            <text:p>0.34935223792288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109589099884033" calcext:value-type="float">
            <text:p>0.010958909988403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6" calcext:value-type="float">
            <text:p>0.0151780992224116</text:p>
          </table:table-cell>
          <table:table-cell table:formula="of:=IF([.J42]=&quot;&quot;;&quot;&quot;;[.J42]/[.B42])" office:value-type="float" office:value="0.174980235555319" calcext:value-type="float">
            <text:p>0.174980235555319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423359870910645" calcext:value-type="float">
            <text:p>0.00423359870910645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0782489776611328" calcext:value-type="float">
            <text:p>0.00782489776611328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26" calcext:value-type="float">
            <text:p>0.0197886345466926</text:p>
          </table:table-cell>
          <table:table-cell table:style-name="ce2" table:formula="of:=IF([.J44]=&quot;&quot;;&quot;&quot;;[.J44]/[.B44])" office:value-type="float" office:value="0.226077052074335" calcext:value-type="float">
            <text:p>0.226077052074335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605368614196777" calcext:value-type="float">
            <text:p>0.00605368614196777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2" calcext:value-type="float">
            <text:p>0.00298149680486892</text:p>
          </table:table-cell>
          <table:table-cell table:formula="of:=IF([.J45]=&quot;&quot;;&quot;&quot;;[.J45]/[.B45])" office:value-type="float" office:value="0.0486336113080768" calcext:value-type="float">
            <text:p>0.0486336113080768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473999977111816" calcext:value-type="float">
            <text:p>0.00473999977111816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666928291320801" calcext:value-type="float">
            <text:p>0.00666928291320801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530266761779785" calcext:value-type="float">
            <text:p>0.00530266761779785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589919090270996" calcext:value-type="float">
            <text:p>0.0058991909027099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100436210632324" calcext:value-type="float">
            <text:p>0.0100436210632324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726032257080078" calcext:value-type="float">
            <text:p>0.0072603225708007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77" calcext:value-type="float">
            <text:p>0.00350048966812977</text:p>
          </table:table-cell>
          <table:table-cell table:style-name="ce2" table:formula="of:=IF([.J51]=&quot;&quot;;&quot;&quot;;[.J51]/[.B51])" office:value-type="float" office:value="0.0854457057577304" calcext:value-type="float">
            <text:p>0.0854457057577304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568151473999023" calcext:value-type="float">
            <text:p>0.00568151473999023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3" calcext:value-type="float">
            <text:p>0.00205276214819983</text:p>
          </table:table-cell>
          <table:table-cell table:formula="of:=IF([.J52]=&quot;&quot;;&quot;&quot;;[.J52]/[.B52])" office:value-type="float" office:value="0.054135947432699" calcext:value-type="float">
            <text:p>0.054135947432699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" calcext:value-type="float">
            <text:p>0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1.00127744674683" calcext:value-type="float">
            <text:p>1.00127744674683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674796104431152" calcext:value-type="float">
            <text:p>0.0067479610443115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531816482543945" calcext:value-type="float">
            <text:p>0.0053181648254394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" calcext:value-type="float">
            <text:p>0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1.00124382972717" calcext:value-type="float">
            <text:p>1.00124382972717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" calcext:value-type="float">
            <text:p>0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1.00061917304993" calcext:value-type="float">
            <text:p>1.00061917304993</text:p>
          </table:table-cell>
          <table:table-cell/>
          <table:table-cell table:formula="of:=IF([.D57]&gt;0;1;0)" office:value-type="float" office:value="0" calcext:value-type="float">
            <text:p>0</text:p>
          </table:table-cell>
          <table:table-cell table:style-name="ce2" table:formula="of:=IF([.D57]&gt;0;[.D57]-[.B57];&quot;&quot;)">
            <text:p/>
          </table:table-cell>
          <table:table-cell table:style-name="ce2" table:formula="of:=IF([.J57]=&quot;&quot;;&quot;&quot;;[.J57]/[.B57])">
            <text:p/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653982162475586" calcext:value-type="float">
            <text:p>0.00653982162475586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" calcext:value-type="float">
            <text:p>0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1.00043153762817" calcext:value-type="float">
            <text:p>1.00043153762817</text:p>
          </table:table-cell>
          <table:table-cell/>
          <table:table-cell table:formula="of:=IF([.D59]&gt;0;1;0)" office:value-type="float" office:value="0" calcext:value-type="float">
            <text:p>0</text:p>
          </table:table-cell>
          <table:table-cell table:formula="of:=IF([.D59]&gt;0;[.D59]-[.B59];&quot;&quot;)">
            <text:p/>
          </table:table-cell>
          <table:table-cell table:formula="of:=IF([.J59]=&quot;&quot;;&quot;&quot;;[.J59]/[.B59])">
            <text:p/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499749183654785" calcext:value-type="float">
            <text:p>0.00499749183654785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872707366943359" calcext:value-type="float">
            <text:p>0.00872707366943359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" calcext:value-type="float">
            <text:p>0.024280583368339</text:p>
          </table:table-cell>
          <table:table-cell table:style-name="ce2" table:formula="of:=IF([.J61]=&quot;&quot;;&quot;&quot;;[.J61]/[.B61])" office:value-type="float" office:value="0.518260155247055" calcext:value-type="float">
            <text:p>0.518260155247055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5244722366333" calcext:value-type="float">
            <text:p>0.015244722366333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441789627075195" calcext:value-type="float">
            <text:p>0.0044178962707519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388598442077637" calcext:value-type="float">
            <text:p>0.0038859844207763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33" calcext:value-type="float">
            <text:p>0.00748271709408233</text:p>
          </table:table-cell>
          <table:table-cell table:formula="of:=IF([.J64]=&quot;&quot;;&quot;&quot;;[.J64]/[.B64])" office:value-type="float" office:value="0.207625195200996" calcext:value-type="float">
            <text:p>0.207625195200996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244617462158203" calcext:value-type="float">
            <text:p>0.00244617462158203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" calcext:value-type="float">
            <text:p>0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1.00138354301453" calcext:value-type="float">
            <text:p>1.00138354301453</text:p>
          </table:table-cell>
          <table:table-cell/>
          <table:table-cell table:formula="of:=IF([.D66]&gt;0;1;0)" office:value-type="float" office:value="0" calcext:value-type="float">
            <text:p>0</text:p>
          </table:table-cell>
          <table:table-cell table:formula="of:=IF([.D66]&gt;0;[.D66]-[.B66];&quot;&quot;)">
            <text:p/>
          </table:table-cell>
          <table:table-cell table:formula="of:=IF([.J66]=&quot;&quot;;&quot;&quot;;[.J66]/[.B66])">
            <text:p/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310468673706055" calcext:value-type="float">
            <text:p>0.00310468673706055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746893882751465" calcext:value-type="float">
            <text:p>0.00746893882751465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462484359741211" calcext:value-type="float">
            <text:p>0.0046248435974121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935912132263184" calcext:value-type="float">
            <text:p>0.00935912132263184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812" calcext:value-type="float">
            <text:p>0.000649588772857812</text:p>
          </table:table-cell>
          <table:table-cell table:formula="of:=IF([.J70]=&quot;&quot;;&quot;&quot;;[.J70]/[.B70])" office:value-type="float" office:value="0.0117752113678126" calcext:value-type="float">
            <text:p>0.0117752113678126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55520439147949" calcext:value-type="float">
            <text:p>0.0015552043914794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535082817077637" calcext:value-type="float">
            <text:p>0.0053508281707763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5411376953125" calcext:value-type="float">
            <text:p>0.0015411376953125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32188892364502" calcext:value-type="float">
            <text:p>0.0032188892364502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5" calcext:value-type="float">
            <text:p>0.633315018045425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254487991333008" calcext:value-type="float">
            <text:p>0.0025448799133300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" calcext:value-type="float">
            <text:p>0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1.00089859962463" calcext:value-type="float">
            <text:p>1.00089859962463</text:p>
          </table:table-cell>
          <table:table-cell/>
          <table:table-cell table:formula="of:=IF([.D76]&gt;0;1;0)" office:value-type="float" office:value="0" calcext:value-type="float">
            <text:p>0</text:p>
          </table:table-cell>
          <table:table-cell table:style-name="ce2" table:formula="of:=IF([.D76]&gt;0;[.D76]-[.B76];&quot;&quot;)">
            <text:p/>
          </table:table-cell>
          <table:table-cell table:style-name="ce2" table:formula="of:=IF([.J76]=&quot;&quot;;&quot;&quot;;[.J76]/[.B76])">
            <text:p/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172762870788574" calcext:value-type="float">
            <text:p>0.0172762870788574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78" calcext:value-type="float">
            <text:p>0.00882735225524678</text:p>
          </table:table-cell>
          <table:table-cell table:formula="of:=IF([.J77]=&quot;&quot;;&quot;&quot;;[.J77]/[.B77])" office:value-type="float" office:value="0.149994010773595" calcext:value-type="float">
            <text:p>0.149994010773595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948548316955566" calcext:value-type="float">
            <text:p>0.0094854831695556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106415748596191" calcext:value-type="float">
            <text:p>0.010641574859619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7" calcext:value-type="float">
            <text:p>0.0269681509003317</text:p>
          </table:table-cell>
          <table:table-cell table:formula="of:=IF([.J79]=&quot;&quot;;&quot;&quot;;[.J79]/[.B79])" office:value-type="float" office:value="0.386968290907483" calcext:value-type="float">
            <text:p>0.386968290907483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558924674987793" calcext:value-type="float">
            <text:p>0.00558924674987793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" calcext:value-type="float">
            <text:p>0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1.00083541870117" calcext:value-type="float">
            <text:p>1.00083541870117</text:p>
          </table:table-cell>
          <table:table-cell/>
          <table:table-cell table:formula="of:=IF([.D81]&gt;0;1;0)" office:value-type="float" office:value="0" calcext:value-type="float">
            <text:p>0</text:p>
          </table:table-cell>
          <table:table-cell table:formula="of:=IF([.D81]&gt;0;[.D81]-[.B81];&quot;&quot;)">
            <text:p/>
          </table:table-cell>
          <table:table-cell table:formula="of:=IF([.J81]=&quot;&quot;;&quot;&quot;;[.J81]/[.B81])">
            <text:p/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797247886657715" calcext:value-type="float">
            <text:p>0.00797247886657715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614690780639648" calcext:value-type="float">
            <text:p>0.00614690780639648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4" calcext:value-type="float">
            <text:p>0.00926484338131284</text:p>
          </table:table-cell>
          <table:table-cell table:formula="of:=IF([.J83]=&quot;&quot;;&quot;&quot;;[.J83]/[.B83])" office:value-type="float" office:value="0.244743312144457" calcext:value-type="float">
            <text:p>0.244743312144457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" calcext:value-type="float">
            <text:p>0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1.00087833404541" calcext:value-type="float">
            <text:p>1.00087833404541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style-name="ce2" table:formula="of:=IF([.D84]&gt;0;[.D84]-[.B84];&quot;&quot;)">
            <text:p/>
          </table:table-cell>
          <table:table-cell table:style-name="ce2"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540518760681152" calcext:value-type="float">
            <text:p>0.00540518760681152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131573677062988" calcext:value-type="float">
            <text:p>0.0131573677062988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5" calcext:value-type="float">
            <text:p>0.2884543371215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115170478820801" calcext:value-type="float">
            <text:p>0.0115170478820801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6" calcext:value-type="float">
            <text:p>0.0630406028388066</text:p>
          </table:table-cell>
          <table:table-cell table:formula="of:=IF([.J87]=&quot;&quot;;&quot;&quot;;[.J87]/[.B87])" office:value-type="float" office:value="1.6804418371837" calcext:value-type="float">
            <text:p>1.6804418371837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132515430450439" calcext:value-type="float">
            <text:p>0.013251543045043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6" calcext:value-type="float">
            <text:p>0.0220599925123316</text:p>
          </table:table-cell>
          <table:table-cell table:style-name="ce2" table:formula="of:=IF([.J88]=&quot;&quot;;&quot;&quot;;[.J88]/[.B88])" office:value-type="float" office:value="0.399222643850218" calcext:value-type="float">
            <text:p>0.399222643850218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34949779510498" calcext:value-type="float">
            <text:p>0.0034949779510498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740957260131836" calcext:value-type="float">
            <text:p>0.00740957260131836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109727382659912" calcext:value-type="float">
            <text:p>0.0109727382659912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09" calcext:value-type="float">
            <text:p>0.0458140172444009</text:p>
          </table:table-cell>
          <table:table-cell table:formula="of:=IF([.J91]=&quot;&quot;;&quot;&quot;;[.J91]/[.B91])" office:value-type="float" office:value="0.866099452687752" calcext:value-type="float">
            <text:p>0.866099452687752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" calcext:value-type="float">
            <text:p>0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1.00060248374939" calcext:value-type="float">
            <text:p>1.00060248374939</text:p>
          </table:table-cell>
          <table:table-cell/>
          <table:table-cell table:formula="of:=IF([.D92]&gt;0;1;0)" office:value-type="float" office:value="0" calcext:value-type="float">
            <text:p>0</text:p>
          </table:table-cell>
          <table:table-cell table:formula="of:=IF([.D92]&gt;0;[.D92]-[.B92];&quot;&quot;)">
            <text:p/>
          </table:table-cell>
          <table:table-cell table:formula="of:=IF([.J92]=&quot;&quot;;&quot;&quot;;[.J92]/[.B92])">
            <text:p/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261855125427246" calcext:value-type="float">
            <text:p>0.00261855125427246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162332057952881" calcext:value-type="float">
            <text:p>0.0162332057952881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4" calcext:value-type="float">
            <text:p>0.0254019993846474</text:p>
          </table:table-cell>
          <table:table-cell table:formula="of:=IF([.J94]=&quot;&quot;;&quot;&quot;;[.J94]/[.B94])" office:value-type="float" office:value="0.506371428399159" calcext:value-type="float">
            <text:p>0.506371428399159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660824775695801" calcext:value-type="float">
            <text:p>0.0066082477569580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51872730255127" calcext:value-type="float">
            <text:p>0.0051872730255127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614309310913086" calcext:value-type="float">
            <text:p>0.00614309310913086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7" calcext:value-type="float">
            <text:p>0.00386713220982227</text:p>
          </table:table-cell>
          <table:table-cell table:formula="of:=IF([.J97]=&quot;&quot;;&quot;&quot;;[.J97]/[.B97])" office:value-type="float" office:value="0.0820013551127522" calcext:value-type="float">
            <text:p>0.0820013551127522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500679016113281" calcext:value-type="float">
            <text:p>0.00500679016113281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2" calcext:value-type="float">
            <text:p>0.432840425495262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811338424682617" calcext:value-type="float">
            <text:p>0.00811338424682617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606393814086914" calcext:value-type="float">
            <text:p>0.0060639381408691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612521171569824" calcext:value-type="float">
            <text:p>0.0061252117156982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20540714263916" calcext:value-type="float">
            <text:p>0.020540714263916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42507553100586" calcext:value-type="float">
            <text:p>0.014250755310058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785565376281738" calcext:value-type="float">
            <text:p>0.00785565376281738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838994979858398" calcext:value-type="float">
            <text:p>0.00838994979858398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4" calcext:value-type="float">
            <text:p>0.00914379526203624</text:p>
          </table:table-cell>
          <table:table-cell table:formula="of:=IF([.J5]=&quot;&quot;;&quot;&quot;;[.J5]/[.B5])" office:value-type="float" office:value="0.322976553958941" calcext:value-type="float">
            <text:p>0.322976553958941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602483749389648" calcext:value-type="float">
            <text:p>0.00602483749389648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465059280395508" calcext:value-type="float">
            <text:p>0.00465059280395508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120866298675537" calcext:value-type="float">
            <text:p>0.0120866298675537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116434097290039" calcext:value-type="float">
            <text:p>0.0116434097290039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3" calcext:value-type="float">
            <text:p>0.0120431548295443</text:p>
          </table:table-cell>
          <table:table-cell table:style-name="ce2" table:formula="of:=IF([.J9]=&quot;&quot;;&quot;&quot;;[.J9]/[.B9])" office:value-type="float" office:value="0.473812552769343" calcext:value-type="float">
            <text:p>0.473812552769343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0" calcext:value-type="float">
            <text:p>0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1.00043153762817" calcext:value-type="float">
            <text:p>1.00043153762817</text:p>
          </table:table-cell>
          <table:table-cell/>
          <table:table-cell table:formula="of:=IF([.D10]&gt;0;1;0)" office:value-type="float" office:value="0" calcext:value-type="float">
            <text:p>0</text:p>
          </table:table-cell>
          <table:table-cell table:formula="of:=IF([.D10]&gt;0;[.D10]-[.B10];&quot;&quot;)">
            <text:p/>
          </table:table-cell>
          <table:table-cell table:formula="of:=IF([.J10]=&quot;&quot;;&quot;&quot;;[.J10]/[.B10])">
            <text:p/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96788311004639" calcext:value-type="float">
            <text:p>0.0196788311004639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4" calcext:value-type="float">
            <text:p>0.975660143381034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213356018066406" calcext:value-type="float">
            <text:p>0.0213356018066406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825977325439453" calcext:value-type="float">
            <text:p>0.00825977325439453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7" calcext:value-type="float">
            <text:p>0.00210860543945757</text:p>
          </table:table-cell>
          <table:table-cell table:formula="of:=IF([.J13]=&quot;&quot;;&quot;&quot;;[.J13]/[.B13])" office:value-type="float" office:value="0.0713293377163802" calcext:value-type="float">
            <text:p>0.0713293377163802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60620212554932" calcext:value-type="float">
            <text:p>0.0160620212554932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563335418701172" calcext:value-type="float">
            <text:p>0.0056333541870117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2143611907959" calcext:value-type="float">
            <text:p>0.012143611907959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1" calcext:value-type="float">
            <text:p>0.0196510653000951</text:p>
          </table:table-cell>
          <table:table-cell table:style-name="ce2" table:formula="of:=IF([.J16]=&quot;&quot;;&quot;&quot;;[.J16]/[.B16])" office:value-type="float" office:value="0.739526962785732" calcext:value-type="float">
            <text:p>0.739526962785732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405001640319824" calcext:value-type="float">
            <text:p>0.0040500164031982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244114398956299" calcext:value-type="float">
            <text:p>0.0244114398956299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45981311798096" calcext:value-type="float">
            <text:p>0.0145981311798096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64461135864258" calcext:value-type="float">
            <text:p>0.016446113586425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5" calcext:value-type="float">
            <text:p>0.0342852216904095</text:p>
          </table:table-cell>
          <table:table-cell table:style-name="ce2" table:formula="of:=IF([.J20]=&quot;&quot;;&quot;&quot;;[.J20]/[.B20])" office:value-type="float" office:value="0.872208825367642" calcext:value-type="float">
            <text:p>0.872208825367642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095524787902832" calcext:value-type="float">
            <text:p>0.0095524787902832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40736198425293" calcext:value-type="float">
            <text:p>0.004073619842529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521993637084961" calcext:value-type="float">
            <text:p>0.00521993637084961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2" calcext:value-type="float">
            <text:p>0.00715419247907412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33037567138672" calcext:value-type="float">
            <text:p>0.013303756713867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4" calcext:value-type="float">
            <text:p>0.432902194168704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277824401855469" calcext:value-type="float">
            <text:p>0.0277824401855469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8" calcext:value-type="float">
            <text:p>0.0375980585732028</text:p>
          </table:table-cell>
          <table:table-cell table:formula="of:=IF([.J25]=&quot;&quot;;&quot;&quot;;[.J25]/[.B25])" office:value-type="float" office:value="0.883325632743833" calcext:value-type="float">
            <text:p>0.883325632743833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538921356201172" calcext:value-type="float">
            <text:p>0.00538921356201172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165078639984131" calcext:value-type="float">
            <text:p>0.0165078639984131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297856330871582" calcext:value-type="float">
            <text:p>0.00297856330871582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157439708709717" calcext:value-type="float">
            <text:p>0.015743970870971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1" calcext:value-type="float">
            <text:p>0.968547694269441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212893486022949" calcext:value-type="float">
            <text:p>0.0212893486022949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3" calcext:value-type="float">
            <text:p>0.0348063480920173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523853302001953" calcext:value-type="float">
            <text:p>0.00523853302001953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107572078704834" calcext:value-type="float">
            <text:p>0.0107572078704834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03" calcext:value-type="float">
            <text:p>0.00843991047472903</text:p>
          </table:table-cell>
          <table:table-cell table:style-name="ce2" table:formula="of:=IF([.J32]=&quot;&quot;;&quot;&quot;;[.J32]/[.B32])" office:value-type="float" office:value="0.205181248800574" calcext:value-type="float">
            <text:p>0.205181248800574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518631935119629" calcext:value-type="float">
            <text:p>0.00518631935119629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22" calcext:value-type="float">
            <text:p>0.000523276309025822</text:p>
          </table:table-cell>
          <table:table-cell table:style-name="ce2" table:formula="of:=IF([.J33]=&quot;&quot;;&quot;&quot;;[.J33]/[.B33])" office:value-type="float" office:value="0.0243423671303856" calcext:value-type="float">
            <text:p>0.024342367130385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534653663635254" calcext:value-type="float">
            <text:p>0.00534653663635254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243909358978272" calcext:value-type="float">
            <text:p>0.0243909358978272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449347496032715" calcext:value-type="float">
            <text:p>0.00449347496032715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119791030883789" calcext:value-type="float">
            <text:p>0.011979103088378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59928798675537" calcext:value-type="float">
            <text:p>0.0159928798675537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6" calcext:value-type="float">
            <text:p>0.0225533245809826</text:p>
          </table:table-cell>
          <table:table-cell table:style-name="ce2" table:formula="of:=IF([.J38]=&quot;&quot;;&quot;&quot;;[.J38]/[.B38])" office:value-type="float" office:value="0.681206639707102" calcext:value-type="float">
            <text:p>0.681206639707102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122835636138916" calcext:value-type="float">
            <text:p>0.012283563613891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0962400436401367" calcext:value-type="float">
            <text:p>0.0096240043640136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9" calcext:value-type="float">
            <text:p>0.801905606338979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106742382049561" calcext:value-type="float">
            <text:p>0.0106742382049561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1" calcext:value-type="float">
            <text:p>0.978394872217461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25200748443604" calcext:value-type="float">
            <text:p>0.0125200748443604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49" calcext:value-type="float">
            <text:p>0.598399125921149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113787651062012" calcext:value-type="float">
            <text:p>0.0113787651062012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5" calcext:value-type="float">
            <text:p>0.015376220459305</text:p>
          </table:table-cell>
          <table:table-cell table:style-name="ce2" table:formula="of:=IF([.J43]=&quot;&quot;;&quot;&quot;;[.J43]/[.B43])" office:value-type="float" office:value="0.67929232062358" calcext:value-type="float">
            <text:p>0.67929232062358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619053840637207" calcext:value-type="float">
            <text:p>0.00619053840637207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65607929229736" calcext:value-type="float">
            <text:p>0.0165607929229736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11" calcext:value-type="float">
            <text:p>0.933370104237511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6254186630249" calcext:value-type="float">
            <text:p>0.016254186630249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9" calcext:value-type="float">
            <text:p>0.691344147055639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118849277496338" calcext:value-type="float">
            <text:p>0.011884927749633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56" calcext:value-type="float">
            <text:p>0.00634451026185356</text:p>
          </table:table-cell>
          <table:table-cell table:formula="of:=IF([.J47]=&quot;&quot;;&quot;&quot;;[.J47]/[.B47])" office:value-type="float" office:value="0.223372619945808" calcext:value-type="float">
            <text:p>0.223372619945808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492453575134277" calcext:value-type="float">
            <text:p>0.00492453575134277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" calcext:value-type="float">
            <text:p>0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1.00066542625427" calcext:value-type="float">
            <text:p>1.00066542625427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ce2" table:formula="of:=IF([.D49]&gt;0;[.D49]-[.B49];&quot;&quot;)">
            <text:p/>
          </table:table-cell>
          <table:table-cell table:style-name="ce2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791835784912109" calcext:value-type="float">
            <text:p>0.00791835784912109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58" calcext:value-type="float">
            <text:p>0.00782589177390258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888490676879883" calcext:value-type="float">
            <text:p>0.0088849067687988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118584632873535" calcext:value-type="float">
            <text:p>0.0118584632873535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396" calcext:value-type="float">
            <text:p>0.00461194090484396</text:p>
          </table:table-cell>
          <table:table-cell table:style-name="ce2" table:formula="of:=IF([.J52]=&quot;&quot;;&quot;&quot;;[.J52]/[.B52])" office:value-type="float" office:value="0.133718314842385" calcext:value-type="float">
            <text:p>0.133718314842385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" calcext:value-type="float">
            <text:p>0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1.00064444541931" calcext:value-type="float">
            <text:p>1.00064444541931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19536018371582" calcext:value-type="float">
            <text:p>0.01953601837158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3" calcext:value-type="float">
            <text:p>0.930587086948773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105626583099365" calcext:value-type="float">
            <text:p>0.010562658309936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2" calcext:value-type="float">
            <text:p>0.00351740262105282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130116939544678" calcext:value-type="float">
            <text:p>0.0130116939544678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27060413360596" calcext:value-type="float">
            <text:p>0.0127060413360596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5" calcext:value-type="float">
            <text:p>0.0219363184547735</text:p>
          </table:table-cell>
          <table:table-cell table:style-name="ce2" table:formula="of:=IF([.J57]=&quot;&quot;;&quot;&quot;;[.J57]/[.B57])" office:value-type="float" office:value="1.74636144699055" calcext:value-type="float">
            <text:p>1.74636144699055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159258842468262" calcext:value-type="float">
            <text:p>0.015925884246826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8" calcext:value-type="float">
            <text:p>0.0229812101550178</text:p>
          </table:table-cell>
          <table:table-cell table:formula="of:=IF([.J58]=&quot;&quot;;&quot;&quot;;[.J58]/[.B58])" office:value-type="float" office:value="0.58924748066033" calcext:value-type="float">
            <text:p>0.58924748066033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532627105712891" calcext:value-type="float">
            <text:p>0.00532627105712891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37" calcext:value-type="float">
            <text:p>0.00786564434194137</text:p>
          </table:table-cell>
          <table:table-cell table:formula="of:=IF([.J59]=&quot;&quot;;&quot;&quot;;[.J59]/[.B59])" office:value-type="float" office:value="0.271179080801204" calcext:value-type="float">
            <text:p>0.271179080801204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0970244407653809" calcext:value-type="float">
            <text:p>0.00970244407653809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633811950683594" calcext:value-type="float">
            <text:p>0.0063381195068359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717067718505859" calcext:value-type="float">
            <text:p>0.0071706771850585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481247901916504" calcext:value-type="float">
            <text:p>0.00481247901916504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28" calcext:value-type="float">
            <text:p>0.00551827853614628</text:p>
          </table:table-cell>
          <table:table-cell table:formula="of:=IF([.J63]=&quot;&quot;;&quot;&quot;;[.J63]/[.B63])" office:value-type="float" office:value="0.202394014488349" calcext:value-type="float">
            <text:p>0.202394014488349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" calcext:value-type="float">
            <text:p>0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1.00036430358887" calcext:value-type="float">
            <text:p>1.00036430358887</text:p>
          </table:table-cell>
          <table:table-cell/>
          <table:table-cell table:formula="of:=IF([.D64]&gt;0;1;0)" office:value-type="float" office:value="0" calcext:value-type="float">
            <text:p>0</text:p>
          </table:table-cell>
          <table:table-cell table:formula="of:=IF([.D64]&gt;0;[.D64]-[.B64];&quot;&quot;)">
            <text:p/>
          </table:table-cell>
          <table:table-cell table:formula="of:=IF([.J64]=&quot;&quot;;&quot;&quot;;[.J64]/[.B64])">
            <text:p/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144097805023193" calcext:value-type="float">
            <text:p>0.0144097805023193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103788375854492" calcext:value-type="float">
            <text:p>0.0103788375854492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78" calcext:value-type="float">
            <text:p>0.00139957942099178</text:p>
          </table:table-cell>
          <table:table-cell table:formula="of:=IF([.J66]=&quot;&quot;;&quot;&quot;;[.J66]/[.B66])" office:value-type="float" office:value="0.0474539393031023" calcext:value-type="float">
            <text:p>0.047453939303102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" calcext:value-type="float">
            <text:p>0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1.00027275085449" calcext:value-type="float">
            <text:p>1.00027275085449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" calcext:value-type="float">
            <text:p>0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1.00042700767517" calcext:value-type="float">
            <text:p>1.00042700767517</text:p>
          </table:table-cell>
          <table:table-cell/>
          <table:table-cell table:formula="of:=IF([.D68]&gt;0;1;0)" office:value-type="float" office:value="0" calcext:value-type="float">
            <text:p>0</text:p>
          </table:table-cell>
          <table:table-cell table:style-name="ce2" table:formula="of:=IF([.D68]&gt;0;[.D68]-[.B68];&quot;&quot;)">
            <text:p/>
          </table:table-cell>
          <table:table-cell table:style-name="ce2" table:formula="of:=IF([.J68]=&quot;&quot;;&quot;&quot;;[.J68]/[.B68])">
            <text:p/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69346332550049" calcext:value-type="float">
            <text:p>0.0169346332550049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" calcext:value-type="float">
            <text:p>0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1.00037050247192" calcext:value-type="float">
            <text:p>1.00037050247192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style-name="ce2" table:formula="of:=IF([.D70]&gt;0;[.D70]-[.B70];&quot;&quot;)">
            <text:p/>
          </table:table-cell>
          <table:table-cell table:style-name="ce2"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258040428161621" calcext:value-type="float">
            <text:p>0.0258040428161621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9" calcext:value-type="float">
            <text:p>0.0505338904075349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093846321105957" calcext:value-type="float">
            <text:p>0.009384632110595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7" calcext:value-type="float">
            <text:p>0.00218987102283297</text:p>
          </table:table-cell>
          <table:table-cell table:style-name="ce2" table:formula="of:=IF([.J72]=&quot;&quot;;&quot;&quot;;[.J72]/[.B72])" office:value-type="float" office:value="0.0713712614043037" calcext:value-type="float">
            <text:p>0.0713712614043037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457549095153809" calcext:value-type="float">
            <text:p>0.0045754909515380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156" calcext:value-type="float">
            <text:p>0.000224829501362156</text:p>
          </table:table-cell>
          <table:table-cell table:formula="of:=IF([.J73]=&quot;&quot;;&quot;&quot;;[.J73]/[.B73])" office:value-type="float" office:value="0.0122943734549697" calcext:value-type="float">
            <text:p>0.0122943734549697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658893585205078" calcext:value-type="float">
            <text:p>0.0065889358520507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4" calcext:value-type="float">
            <text:p>0.013310996007934</text:p>
          </table:table-cell>
          <table:table-cell table:formula="of:=IF([.J74]=&quot;&quot;;&quot;&quot;;[.J74]/[.B74])" office:value-type="float" office:value="0.537657457987421" calcext:value-type="float">
            <text:p>0.537657457987421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536894798278809" calcext:value-type="float">
            <text:p>0.00536894798278809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0759744644165039" calcext:value-type="float">
            <text:p>0.0075974464416503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29" calcext:value-type="float">
            <text:p>0.00553490794088829</text:p>
          </table:table-cell>
          <table:table-cell table:formula="of:=IF([.J76]=&quot;&quot;;&quot;&quot;;[.J76]/[.B76])" office:value-type="float" office:value="0.248364496448219" calcext:value-type="float">
            <text:p>0.248364496448219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461935997009277" calcext:value-type="float">
            <text:p>0.0046193599700927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101380348205566" calcext:value-type="float">
            <text:p>0.010138034820556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5" calcext:value-type="float">
            <text:p>0.00474738080135395</text:p>
          </table:table-cell>
          <table:table-cell table:style-name="ce2" table:formula="of:=IF([.J78]=&quot;&quot;;&quot;&quot;;[.J78]/[.B78])" office:value-type="float" office:value="0.193501807421842" calcext:value-type="float">
            <text:p>0.193501807421842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207149982452393" calcext:value-type="float">
            <text:p>0.020714998245239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112905502319336" calcext:value-type="float">
            <text:p>0.011290550231933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36" calcext:value-type="float">
            <text:p>0.845394975638136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193331241607666" calcext:value-type="float">
            <text:p>0.019333124160766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" calcext:value-type="float">
            <text:p>0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1.00021886825562" calcext:value-type="float">
            <text:p>1.00021886825562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style-name="ce2" table:formula="of:=IF([.D82]&gt;0;[.D82]-[.B82];&quot;&quot;)">
            <text:p/>
          </table:table-cell>
          <table:table-cell table:style-name="ce2"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" calcext:value-type="float">
            <text:p>0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1.00054097175598" calcext:value-type="float">
            <text:p>1.00054097175598</text:p>
          </table:table-cell>
          <table:table-cell/>
          <table:table-cell table:formula="of:=IF([.D83]&gt;0;1;0)" office:value-type="float" office:value="0" calcext:value-type="float">
            <text:p>0</text:p>
          </table:table-cell>
          <table:table-cell table:formula="of:=IF([.D83]&gt;0;[.D83]-[.B83];&quot;&quot;)">
            <text:p/>
          </table:table-cell>
          <table:table-cell table:formula="of:=IF([.J83]=&quot;&quot;;&quot;&quot;;[.J83]/[.B83])">
            <text:p/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503611564636231" calcext:value-type="float">
            <text:p>0.00503611564636231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678396224975586" calcext:value-type="float">
            <text:p>0.00678396224975586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5" calcext:value-type="float">
            <text:p>0.00370861775123155</text:p>
          </table:table-cell>
          <table:table-cell table:formula="of:=IF([.J85]=&quot;&quot;;&quot;&quot;;[.J85]/[.B85])" office:value-type="float" office:value="0.122354391650561" calcext:value-type="float">
            <text:p>0.122354391650561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112824440002441" calcext:value-type="float">
            <text:p>0.011282444000244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42" calcext:value-type="float">
            <text:p>0.00360474255083842</text:p>
          </table:table-cell>
          <table:table-cell table:style-name="ce2" table:formula="of:=IF([.J86]=&quot;&quot;;&quot;&quot;;[.J86]/[.B86])" office:value-type="float" office:value="0.101232582009491" calcext:value-type="float">
            <text:p>0.101232582009491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714755058288574" calcext:value-type="float">
            <text:p>0.00714755058288574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08" calcext:value-type="float">
            <text:p>0.00257077630242808</text:p>
          </table:table-cell>
          <table:table-cell table:style-name="ce2" table:formula="of:=IF([.J87]=&quot;&quot;;&quot;&quot;;[.J87]/[.B87])" office:value-type="float" office:value="0.185856600080126" calcext:value-type="float">
            <text:p>0.185856600080126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391221046447754" calcext:value-type="float">
            <text:p>0.00391221046447754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846219062805176" calcext:value-type="float">
            <text:p>0.0084621906280517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606775283813477" calcext:value-type="float">
            <text:p>0.00606775283813477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420331954956055" calcext:value-type="float">
            <text:p>0.00420331954956055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830674171447754" calcext:value-type="float">
            <text:p>0.00830674171447754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26" calcext:value-type="float">
            <text:p>0.00650876184250326</text:p>
          </table:table-cell>
          <table:table-cell table:formula="of:=IF([.J92]=&quot;&quot;;&quot;&quot;;[.J92]/[.B92])" office:value-type="float" office:value="0.219156990236133" calcext:value-type="float">
            <text:p>0.219156990236133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589632987976074" calcext:value-type="float">
            <text:p>0.00589632987976074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509285926818848" calcext:value-type="float">
            <text:p>0.00509285926818848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0839829444885254" calcext:value-type="float">
            <text:p>0.00839829444885254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732" calcext:value-type="float">
            <text:p>0.000736045565972732</text:p>
          </table:table-cell>
          <table:table-cell table:formula="of:=IF([.J95]=&quot;&quot;;&quot;&quot;;[.J95]/[.B95])" office:value-type="float" office:value="0.0217165491344608" calcext:value-type="float">
            <text:p>0.0217165491344608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94301700592041" calcext:value-type="float">
            <text:p>0.009430170059204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" calcext:value-type="float">
            <text:p>0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1.00040149688721" calcext:value-type="float">
            <text:p>1.00040149688721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119156837463379" calcext:value-type="float">
            <text:p>0.0119156837463379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" calcext:value-type="float">
            <text:p>0.35612629012856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213093757629395" calcext:value-type="float">
            <text:p>0.021309375762939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143191814422607" calcext:value-type="float">
            <text:p>0.014319181442260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28388404846191" calcext:value-type="float">
            <text:p>0.0128388404846191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258748531341553" calcext:value-type="float">
            <text:p>0.0258748531341553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398001670837402" calcext:value-type="float">
            <text:p>0.0398001670837402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01" calcext:value-type="float">
            <text:p>0.0292190462059601</text:p>
          </table:table-cell>
          <table:table-cell table:style-name="ce2" table:formula="of:=IF([.J3]=&quot;&quot;;&quot;&quot;;[.J3]/[.B3])" office:value-type="float" office:value="1.60025681222678" calcext:value-type="float">
            <text:p>1.60025681222678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26450061798096" calcext:value-type="float">
            <text:p>0.012645006179809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11702299118042" calcext:value-type="float">
            <text:p>0.01170229911804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273120403289795" calcext:value-type="float">
            <text:p>0.027312040328979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273106098175049" calcext:value-type="float">
            <text:p>0.0273106098175049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" calcext:value-type="float">
            <text:p>0.018164757609434</text:p>
          </table:table-cell>
          <table:table-cell table:style-name="ce2" table:formula="of:=IF([.J7]=&quot;&quot;;&quot;&quot;;[.J7]/[.B7])" office:value-type="float" office:value="1.17201567580584" calcext:value-type="float">
            <text:p>1.17201567580584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45852565765381" calcext:value-type="float">
            <text:p>0.0145852565765381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3" calcext:value-type="float">
            <text:p>0.0109997089943253</text:p>
          </table:table-cell>
          <table:table-cell table:formula="of:=IF([.J8]=&quot;&quot;;&quot;&quot;;[.J8]/[.B8])" office:value-type="float" office:value="0.962959781279185" calcext:value-type="float">
            <text:p>0.962959781279185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" calcext:value-type="float">
            <text:p>0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1.00067687034607" calcext:value-type="float">
            <text:p>1.00067687034607</text:p>
          </table:table-cell>
          <table:table-cell/>
          <table:table-cell table:formula="of:=IF([.D9]&gt;0;1;0)" office:value-type="float" office:value="0" calcext:value-type="float">
            <text:p>0</text:p>
          </table:table-cell>
          <table:table-cell table:formula="of:=IF([.D9]&gt;0;[.D9]-[.B9];&quot;&quot;)">
            <text:p/>
          </table:table-cell>
          <table:table-cell table:formula="of:=IF([.J9]=&quot;&quot;;&quot;&quot;;[.J9]/[.B9])">
            <text:p/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160286426544189" calcext:value-type="float">
            <text:p>0.0160286426544189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3" calcext:value-type="float">
            <text:p>0.816416069066823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187809467315674" calcext:value-type="float">
            <text:p>0.0187809467315674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8" calcext:value-type="float">
            <text:p>0.00832513251880818</text:p>
          </table:table-cell>
          <table:table-cell table:style-name="ce2" table:formula="of:=IF([.J11]=&quot;&quot;;&quot;&quot;;[.J11]/[.B11])" office:value-type="float" office:value="0.671538008132203" calcext:value-type="float">
            <text:p>0.671538008132203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157303810119629" calcext:value-type="float">
            <text:p>0.0157303810119629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3" calcext:value-type="float">
            <text:p>0.00335820818823873</text:p>
          </table:table-cell>
          <table:table-cell table:formula="of:=IF([.J12]=&quot;&quot;;&quot;&quot;;[.J12]/[.B12])" office:value-type="float" office:value="0.1903514215622" calcext:value-type="float">
            <text:p>0.1903514215622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" calcext:value-type="float">
            <text:p>0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1.00006127357483" calcext:value-type="float">
            <text:p>1.00006127357483</text:p>
          </table:table-cell>
          <table:table-cell/>
          <table:table-cell table:formula="of:=IF([.D13]&gt;0;1;0)" office:value-type="float" office:value="0" calcext:value-type="float">
            <text:p>0</text:p>
          </table:table-cell>
          <table:table-cell table:formula="of:=IF([.D13]&gt;0;[.D13]-[.B13];&quot;&quot;)">
            <text:p/>
          </table:table-cell>
          <table:table-cell table:formula="of:=IF([.J13]=&quot;&quot;;&quot;&quot;;[.J13]/[.B13])">
            <text:p/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" calcext:value-type="float">
            <text:p>0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1.00054860115051" calcext:value-type="float">
            <text:p>1.00054860115051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ce2" table:formula="of:=IF([.D14]&gt;0;[.D14]-[.B14];&quot;&quot;)">
            <text:p/>
          </table:table-cell>
          <table:table-cell table:style-name="ce2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263400077819824" calcext:value-type="float">
            <text:p>0.026340007781982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0909209251403809" calcext:value-type="float">
            <text:p>0.00909209251403809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53" calcext:value-type="float">
            <text:p>0.00169586038297753</text:p>
          </table:table-cell>
          <table:table-cell table:formula="of:=IF([.J16]=&quot;&quot;;&quot;&quot;;[.J16]/[.B16])" office:value-type="float" office:value="0.104829538570617" calcext:value-type="float">
            <text:p>0.104829538570617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67901515960693" calcext:value-type="float">
            <text:p>0.0167901515960693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1" calcext:value-type="float">
            <text:p>0.00525149286250781</text:p>
          </table:table-cell>
          <table:table-cell table:style-name="ce2" table:formula="of:=IF([.J17]=&quot;&quot;;&quot;&quot;;[.J17]/[.B17])" office:value-type="float" office:value="0.443470669754761" calcext:value-type="float">
            <text:p>0.443470669754761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53629779815674" calcext:value-type="float">
            <text:p>0.0153629779815674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10854959487915" calcext:value-type="float">
            <text:p>0.010854959487915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45" calcext:value-type="float">
            <text:p>0.00354172726361945</text:p>
          </table:table-cell>
          <table:table-cell table:formula="of:=IF([.J19]=&quot;&quot;;&quot;&quot;;[.J19]/[.B19])" office:value-type="float" office:value="0.206781465948192" calcext:value-type="float">
            <text:p>0.206781465948192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583052635192871" calcext:value-type="float">
            <text:p>0.0058305263519287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208134651184082" calcext:value-type="float">
            <text:p>0.0208134651184082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55336856842041" calcext:value-type="float">
            <text:p>0.0155336856842041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66" calcext:value-type="float">
            <text:p>0.00442050600526966</text:p>
          </table:table-cell>
          <table:table-cell table:formula="of:=IF([.J22]=&quot;&quot;;&quot;&quot;;[.J22]/[.B22])" office:value-type="float" office:value="0.183040249462781" calcext:value-type="float">
            <text:p>0.183040249462781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" calcext:value-type="float">
            <text:p>0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1.00017189979553" calcext:value-type="float">
            <text:p>1.00017189979553</text:p>
          </table:table-cell>
          <table:table-cell/>
          <table:table-cell table:formula="of:=IF([.D23]&gt;0;1;0)" office:value-type="float" office:value="0" calcext:value-type="float">
            <text:p>0</text:p>
          </table:table-cell>
          <table:table-cell table:style-name="ce2" table:formula="of:=IF([.D23]&gt;0;[.D23]-[.B23];&quot;&quot;)">
            <text:p/>
          </table:table-cell>
          <table:table-cell table:style-name="ce2" table:formula="of:=IF([.J23]=&quot;&quot;;&quot;&quot;;[.J23]/[.B23])">
            <text:p/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188405513763428" calcext:value-type="float">
            <text:p>0.0188405513763428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02" calcext:value-type="float">
            <text:p>0.00947868418146802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353617668151856" calcext:value-type="float">
            <text:p>0.0353617668151856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5" calcext:value-type="float">
            <text:p>1.71382371115305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" calcext:value-type="float">
            <text:p>0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1.00118660926819" calcext:value-type="float">
            <text:p>1.00118660926819</text:p>
          </table:table-cell>
          <table:table-cell/>
          <table:table-cell table:formula="of:=IF([.D26]&gt;0;1;0)" office:value-type="float" office:value="0" calcext:value-type="float">
            <text:p>0</text:p>
          </table:table-cell>
          <table:table-cell table:style-name="ce2" table:formula="of:=IF([.D26]&gt;0;[.D26]-[.B26];&quot;&quot;)">
            <text:p/>
          </table:table-cell>
          <table:table-cell table:style-name="ce2" table:formula="of:=IF([.J26]=&quot;&quot;;&quot;&quot;;[.J26]/[.B26])">
            <text:p/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55851936340332" calcext:value-type="float">
            <text:p>0.005585193634033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15432596206665" calcext:value-type="float">
            <text:p>0.015432596206665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1" calcext:value-type="float">
            <text:p>0.00743751362428391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622081756591797" calcext:value-type="float">
            <text:p>0.0062208175659179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79" calcext:value-type="float">
            <text:p>0.00144332749981779</text:p>
          </table:table-cell>
          <table:table-cell table:style-name="ce2" table:formula="of:=IF([.J29]=&quot;&quot;;&quot;&quot;;[.J29]/[.B29])" office:value-type="float" office:value="0.0839266806464872" calcext:value-type="float">
            <text:p>0.0839266806464872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760436058044434" calcext:value-type="float">
            <text:p>0.00760436058044434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1" calcext:value-type="float">
            <text:p>0.00599554279995451</text:p>
          </table:table-cell>
          <table:table-cell table:formula="of:=IF([.J30]=&quot;&quot;;&quot;&quot;;[.J30]/[.B30])" office:value-type="float" office:value="0.51075937121421" calcext:value-type="float">
            <text:p>0.51075937121421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623941421508789" calcext:value-type="float">
            <text:p>0.00623941421508789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33416652679443" calcext:value-type="float">
            <text:p>0.0133416652679443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5" calcext:value-type="float">
            <text:p>0.00364950188046775</text:p>
          </table:table-cell>
          <table:table-cell table:style-name="ce2" table:formula="of:=IF([.J32]=&quot;&quot;;&quot;&quot;;[.J32]/[.B32])" office:value-type="float" office:value="0.230201392386005" calcext:value-type="float">
            <text:p>0.230201392386005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63028240203857" calcext:value-type="float">
            <text:p>0.0163028240203857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4" calcext:value-type="float">
            <text:p>0.00847327787909114</text:p>
          </table:table-cell>
          <table:table-cell table:formula="of:=IF([.J33]=&quot;&quot;;&quot;&quot;;[.J33]/[.B33])" office:value-type="float" office:value="0.6212142879552" calcext:value-type="float">
            <text:p>0.6212142879552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299577713012695" calcext:value-type="float">
            <text:p>0.0299577713012695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1" calcext:value-type="float">
            <text:p>3.05797543977691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" calcext:value-type="float">
            <text:p>0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1.00120687484741" calcext:value-type="float">
            <text:p>1.00120687484741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ce2" table:formula="of:=IF([.D35]&gt;0;[.D35]-[.B35];&quot;&quot;)">
            <text:p/>
          </table:table-cell>
          <table:table-cell table:style-name="ce2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" calcext:value-type="float">
            <text:p>0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1.00014472007751" calcext:value-type="float">
            <text:p>1.00014472007751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ce2" table:formula="of:=IF([.D36]&gt;0;[.D36]-[.B36];&quot;&quot;)">
            <text:p/>
          </table:table-cell>
          <table:table-cell table:style-name="ce2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18695592880249" calcext:value-type="float">
            <text:p>0.01869559288024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187520980834961" calcext:value-type="float">
            <text:p>0.0187520980834961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6" calcext:value-type="float">
            <text:p>1.49646065831796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" calcext:value-type="float">
            <text:p>0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1.00028443336487" calcext:value-type="float">
            <text:p>1.00028443336487</text:p>
          </table:table-cell>
          <table:table-cell/>
          <table:table-cell table:formula="of:=IF([.D39]&gt;0;1;0)" office:value-type="float" office:value="0" calcext:value-type="float">
            <text:p>0</text:p>
          </table:table-cell>
          <table:table-cell table:style-name="ce2" table:formula="of:=IF([.D39]&gt;0;[.D39]-[.B39];&quot;&quot;)">
            <text:p/>
          </table:table-cell>
          <table:table-cell table:style-name="ce2" table:formula="of:=IF([.J39]=&quot;&quot;;&quot;&quot;;[.J39]/[.B39])">
            <text:p/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402042865753174" calcext:value-type="float">
            <text:p>0.040204286575317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342881679534912" calcext:value-type="float">
            <text:p>0.034288167953491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1" calcext:value-type="float">
            <text:p>5.68137035532471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281436443328857" calcext:value-type="float">
            <text:p>0.0281436443328857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" calcext:value-type="float">
            <text:p>0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1.00089168548584" calcext:value-type="float">
            <text:p>1.00089168548584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formula="of:=IF([.D43]&gt;0;[.D43]-[.B43];&quot;&quot;)">
            <text:p/>
          </table:table-cell>
          <table:table-cell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300452709197998" calcext:value-type="float">
            <text:p>0.0300452709197998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663018226623535" calcext:value-type="float">
            <text:p>0.0066301822662353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42762660980225" calcext:value-type="float">
            <text:p>0.0142762660980225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3" calcext:value-type="float">
            <text:p>0.0123794596231253</text:p>
          </table:table-cell>
          <table:table-cell table:formula="of:=IF([.J46]=&quot;&quot;;&quot;&quot;;[.J46]/[.B46])" office:value-type="float" office:value="0.648563677866524" calcext:value-type="float">
            <text:p>0.648563677866524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700068473815918" calcext:value-type="float">
            <text:p>0.0070006847381591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110247135162354" calcext:value-type="float">
            <text:p>0.0110247135162354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56" calcext:value-type="float">
            <text:p>0.00578025730941056</text:p>
          </table:table-cell>
          <table:table-cell table:formula="of:=IF([.J48]=&quot;&quot;;&quot;&quot;;[.J48]/[.B48])" office:value-type="float" office:value="0.357752704281757" calcext:value-type="float">
            <text:p>0.357752704281757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47061347961426" calcext:value-type="float">
            <text:p>0.014706134796142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9" calcext:value-type="float">
            <text:p>0.755087810118909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387310981750488" calcext:value-type="float">
            <text:p>0.038731098175048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5" calcext:value-type="float">
            <text:p>0.0257601683512995</text:p>
          </table:table-cell>
          <table:table-cell table:style-name="ce2" table:formula="of:=IF([.J50]=&quot;&quot;;&quot;&quot;;[.J50]/[.B50])" office:value-type="float" office:value="1.77175825379039" calcext:value-type="float">
            <text:p>1.77175825379039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361678600311279" calcext:value-type="float">
            <text:p>0.0361678600311279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3" calcext:value-type="float">
            <text:p>0.0220862839906043</text:p>
          </table:table-cell>
          <table:table-cell table:formula="of:=IF([.J51]=&quot;&quot;;&quot;&quot;;[.J51]/[.B51])" office:value-type="float" office:value="1.35219077508562" calcext:value-type="float">
            <text:p>1.35219077508562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21416187286377" calcext:value-type="float">
            <text:p>0.02141618728637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7" calcext:value-type="float">
            <text:p>0.0249475922656777</text:p>
          </table:table-cell>
          <table:table-cell table:formula="of:=IF([.J52]=&quot;&quot;;&quot;&quot;;[.J52]/[.B52])" office:value-type="float" office:value="0.847136707178398" calcext:value-type="float">
            <text:p>0.847136707178398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225145816802979" calcext:value-type="float">
            <text:p>0.0225145816802979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5" calcext:value-type="float">
            <text:p>0.0193492930728845</text:p>
          </table:table-cell>
          <table:table-cell table:formula="of:=IF([.J53]=&quot;&quot;;&quot;&quot;;[.J53]/[.B53])" office:value-type="float" office:value="1.27901845644609" calcext:value-type="float">
            <text:p>1.27901845644609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30765438079834" calcext:value-type="float">
            <text:p>0.0130765438079834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175349712371826" calcext:value-type="float">
            <text:p>0.017534971237182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194590091705322" calcext:value-type="float">
            <text:p>0.0194590091705322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6" calcext:value-type="float">
            <text:p>0.0109443365417666</text:p>
          </table:table-cell>
          <table:table-cell table:formula="of:=IF([.J56]=&quot;&quot;;&quot;&quot;;[.J56]/[.B56])" office:value-type="float" office:value="0.66392766024123" calcext:value-type="float">
            <text:p>0.66392766024123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158505439758301" calcext:value-type="float">
            <text:p>0.015850543975830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426840782165527" calcext:value-type="float">
            <text:p>0.0042684078216552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683951377868652" calcext:value-type="float">
            <text:p>0.00683951377868652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1" calcext:value-type="float">
            <text:p>0.0039629940181961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106511116027832" calcext:value-type="float">
            <text:p>0.0106511116027832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493" calcext:value-type="float">
            <text:p>0.00459497297578493</text:p>
          </table:table-cell>
          <table:table-cell table:formula="of:=IF([.J60]=&quot;&quot;;&quot;&quot;;[.J60]/[.B60])" office:value-type="float" office:value="0.205157782210979" calcext:value-type="float">
            <text:p>0.205157782210979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236396789550781" calcext:value-type="float">
            <text:p>0.0236396789550781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0875210762023926" calcext:value-type="float">
            <text:p>0.0087521076202392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494813919067383" calcext:value-type="float">
            <text:p>0.00494813919067383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191385746002197" calcext:value-type="float">
            <text:p>0.019138574600219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7" calcext:value-type="float">
            <text:p>0.616597218998797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35037899017334" calcext:value-type="float">
            <text:p>0.013503789901733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5" calcext:value-type="float">
            <text:p>0.00727417994906465</text:p>
          </table:table-cell>
          <table:table-cell table:formula="of:=IF([.J65]=&quot;&quot;;&quot;&quot;;[.J65]/[.B65])" office:value-type="float" office:value="0.506621687569028" calcext:value-type="float">
            <text:p>0.506621687569028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294785499572754" calcext:value-type="float">
            <text:p>0.0294785499572754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3" calcext:value-type="float">
            <text:p>1.46446397143593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" calcext:value-type="float">
            <text:p>0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1.00056219100952" calcext:value-type="float">
            <text:p>1.00056219100952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339288711547852" calcext:value-type="float">
            <text:p>0.033928871154785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5" calcext:value-type="float">
            <text:p>0.0437985106137215</text:p>
          </table:table-cell>
          <table:table-cell table:formula="of:=IF([.J68]=&quot;&quot;;&quot;&quot;;[.J68]/[.B68])" office:value-type="float" office:value="3.05086808314289" calcext:value-type="float">
            <text:p>3.0508680831428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791358947753906" calcext:value-type="float">
            <text:p>0.00791358947753906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34" calcext:value-type="float">
            <text:p>0.00154284854037834</text:p>
          </table:table-cell>
          <table:table-cell table:formula="of:=IF([.J69]=&quot;&quot;;&quot;&quot;;[.J69]/[.B69])" office:value-type="float" office:value="0.0809000814787366" calcext:value-type="float">
            <text:p>0.0809000814787366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191454887390137" calcext:value-type="float">
            <text:p>0.019145488739013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27" calcext:value-type="float">
            <text:p>0.00492596655520627</text:p>
          </table:table-cell>
          <table:table-cell table:formula="of:=IF([.J70]=&quot;&quot;;&quot;&quot;;[.J70]/[.B70])" office:value-type="float" office:value="0.252042210012587" calcext:value-type="float">
            <text:p>0.252042210012587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214531421661377" calcext:value-type="float">
            <text:p>0.0214531421661377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4" calcext:value-type="float">
            <text:p>0.0144100906889724</text:p>
          </table:table-cell>
          <table:table-cell table:formula="of:=IF([.J71]=&quot;&quot;;&quot;&quot;;[.J71]/[.B71])" office:value-type="float" office:value="0.686895124820777" calcext:value-type="float">
            <text:p>0.686895124820777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105469226837158" calcext:value-type="float">
            <text:p>0.0105469226837158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27" calcext:value-type="float">
            <text:p>0.00271585627860127</text:p>
          </table:table-cell>
          <table:table-cell table:formula="of:=IF([.J72]=&quot;&quot;;&quot;&quot;;[.J72]/[.B72])" office:value-type="float" office:value="0.12960353618521" calcext:value-type="float">
            <text:p>0.1296035361852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269167423248291" calcext:value-type="float">
            <text:p>0.0269167423248291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71" calcext:value-type="float">
            <text:p>0.940938878283471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114047527313232" calcext:value-type="float">
            <text:p>0.0114047527313232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02" calcext:value-type="float">
            <text:p>0.00338266066404402</text:p>
          </table:table-cell>
          <table:table-cell table:formula="of:=IF([.J74]=&quot;&quot;;&quot;&quot;;[.J74]/[.B74])" office:value-type="float" office:value="0.163152985037812" calcext:value-type="float">
            <text:p>0.163152985037812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286386013031006" calcext:value-type="float">
            <text:p>0.028638601303100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3" calcext:value-type="float">
            <text:p>0.0258198965783083</text:p>
          </table:table-cell>
          <table:table-cell table:formula="of:=IF([.J75]=&quot;&quot;;&quot;&quot;;[.J75]/[.B75])" office:value-type="float" office:value="1.1483996826451" calcext:value-type="float">
            <text:p>1.148399682645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135719776153564" calcext:value-type="float">
            <text:p>0.0135719776153564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49" calcext:value-type="float">
            <text:p>0.0124157991581449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821757316589356" calcext:value-type="float">
            <text:p>0.00821757316589356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62215232849121" calcext:value-type="float">
            <text:p>0.0162215232849121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9" calcext:value-type="float">
            <text:p>0.865010320383019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851869583129883" calcext:value-type="float">
            <text:p>0.0085186958312988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153594017028809" calcext:value-type="float">
            <text:p>0.0153594017028809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49" calcext:value-type="float">
            <text:p>0.00900801874189749</text:p>
          </table:table-cell>
          <table:table-cell table:formula="of:=IF([.J80]=&quot;&quot;;&quot;&quot;;[.J80]/[.B80])" office:value-type="float" office:value="0.43454470266189" calcext:value-type="float">
            <text:p>0.43454470266189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76293849945068" calcext:value-type="float">
            <text:p>0.0176293849945068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29" calcext:value-type="float">
            <text:p>0.863964442982529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968670845031738" calcext:value-type="float">
            <text:p>0.0096867084503173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6" calcext:value-type="float">
            <text:p>0.00160331200547836</text:p>
          </table:table-cell>
          <table:table-cell table:formula="of:=IF([.J82]=&quot;&quot;;&quot;&quot;;[.J82]/[.B82])" office:value-type="float" office:value="0.0922493411150284" calcext:value-type="float">
            <text:p>0.0922493411150284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565814971923828" calcext:value-type="float">
            <text:p>0.00565814971923828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04" calcext:value-type="float">
            <text:p>0.00125262290085604</text:p>
          </table:table-cell>
          <table:table-cell table:formula="of:=IF([.J83]=&quot;&quot;;&quot;&quot;;[.J83]/[.B83])" office:value-type="float" office:value="0.0765617406353514" calcext:value-type="float">
            <text:p>0.0765617406353514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227377414703369" calcext:value-type="float">
            <text:p>0.0227377414703369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2" calcext:value-type="float">
            <text:p>0.022323661299312</text:p>
          </table:table-cell>
          <table:table-cell table:style-name="ce2" table:formula="of:=IF([.J84]=&quot;&quot;;&quot;&quot;;[.J84]/[.B84])" office:value-type="float" office:value="1.37894130028198" calcext:value-type="float">
            <text:p>1.37894130028198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106019973754883" calcext:value-type="float">
            <text:p>0.0106019973754883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9" calcext:value-type="float">
            <text:p>0.00628892757486799</text:p>
          </table:table-cell>
          <table:table-cell table:formula="of:=IF([.J85]=&quot;&quot;;&quot;&quot;;[.J85]/[.B85])" office:value-type="float" office:value="0.252651782223595" calcext:value-type="float">
            <text:p>0.252651782223595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420126914978027" calcext:value-type="float">
            <text:p>0.0420126914978027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2" calcext:value-type="float">
            <text:p>2.23593187527852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" calcext:value-type="float">
            <text:p>0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1.00057625770569" calcext:value-type="float">
            <text:p>1.00057625770569</text:p>
          </table:table-cell>
          <table:table-cell/>
          <table:table-cell table:formula="of:=IF([.D87]&gt;0;1;0)" office:value-type="float" office:value="0" calcext:value-type="float">
            <text:p>0</text:p>
          </table:table-cell>
          <table:table-cell table:formula="of:=IF([.D87]&gt;0;[.D87]-[.B87];&quot;&quot;)">
            <text:p/>
          </table:table-cell>
          <table:table-cell table:formula="of:=IF([.J87]=&quot;&quot;;&quot;&quot;;[.J87]/[.B87])">
            <text:p/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352866649627686" calcext:value-type="float">
            <text:p>0.0352866649627686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261068344116211" calcext:value-type="float">
            <text:p>0.00261068344116211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" calcext:value-type="float">
            <text:p>0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1.0006902217865" calcext:value-type="float">
            <text:p>1.0006902217865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style-name="ce2" table:formula="of:=IF([.D90]&gt;0;[.D90]-[.B90];&quot;&quot;)">
            <text:p/>
          </table:table-cell>
          <table:table-cell table:style-name="ce2"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127627849578857" calcext:value-type="float">
            <text:p>0.012762784957885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216" calcext:value-type="float">
            <text:p>0.000656125724397216</text:p>
          </table:table-cell>
          <table:table-cell table:formula="of:=IF([.J91]=&quot;&quot;;&quot;&quot;;[.J91]/[.B91])" office:value-type="float" office:value="0.0483266593373" calcext:value-type="float">
            <text:p>0.0483266593373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266876220703125" calcext:value-type="float">
            <text:p>0.0266876220703125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4" calcext:value-type="float">
            <text:p>0.0300379219833944</text:p>
          </table:table-cell>
          <table:table-cell table:formula="of:=IF([.J92]=&quot;&quot;;&quot;&quot;;[.J92]/[.B92])" office:value-type="float" office:value="1.84560186307215" calcext:value-type="float">
            <text:p>1.84560186307215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" calcext:value-type="float">
            <text:p>0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1.00051259994507" calcext:value-type="float">
            <text:p>1.00051259994507</text:p>
          </table:table-cell>
          <table:table-cell/>
          <table:table-cell table:formula="of:=IF([.D93]&gt;0;1;0)" office:value-type="float" office:value="0" calcext:value-type="float">
            <text:p>0</text:p>
          </table:table-cell>
          <table:table-cell table:formula="of:=IF([.D93]&gt;0;[.D93]-[.B93];&quot;&quot;)">
            <text:p/>
          </table:table-cell>
          <table:table-cell table:formula="of:=IF([.J93]=&quot;&quot;;&quot;&quot;;[.J93]/[.B93])">
            <text:p/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278856754302979" calcext:value-type="float">
            <text:p>0.0278856754302979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" calcext:value-type="float">
            <text:p>1.3238210364826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64344310760498" calcext:value-type="float">
            <text:p>0.0164344310760498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4" calcext:value-type="float">
            <text:p>1.64695741984314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694012641906738" calcext:value-type="float">
            <text:p>0.00694012641906738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343856811523438" calcext:value-type="float">
            <text:p>0.034385681152343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5" calcext:value-type="float">
            <text:p>0.0289257644043825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" calcext:value-type="float">
            <text:p>0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1.00108957290649" calcext:value-type="float">
            <text:p>1.00108957290649</text:p>
          </table:table-cell>
          <table:table-cell/>
          <table:table-cell table:formula="of:=IF([.D98]&gt;0;1;0)" office:value-type="float" office:value="0" calcext:value-type="float">
            <text:p>0</text:p>
          </table:table-cell>
          <table:table-cell table:style-name="ce2" table:formula="of:=IF([.D98]&gt;0;[.D98]-[.B98];&quot;&quot;)">
            <text:p/>
          </table:table-cell>
          <table:table-cell table:style-name="ce2" table:formula="of:=IF([.J98]=&quot;&quot;;&quot;&quot;;[.J98]/[.B98])">
            <text:p/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" calcext:value-type="float">
            <text:p>0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1.0001323223114" calcext:value-type="float">
            <text:p>1.0001323223114</text:p>
          </table:table-cell>
          <table:table-cell/>
          <table:table-cell table:formula="of:=IF([.D99]&gt;0;1;0)" office:value-type="float" office:value="0" calcext:value-type="float">
            <text:p>0</text:p>
          </table:table-cell>
          <table:table-cell table:formula="of:=IF([.D99]&gt;0;[.D99]-[.B99];&quot;&quot;)">
            <text:p/>
          </table:table-cell>
          <table:table-cell table:formula="of:=IF([.J99]=&quot;&quot;;&quot;&quot;;[.J99]/[.B99])">
            <text:p/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227859020233154" calcext:value-type="float">
            <text:p>0.022785902023315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3" calcext:value-type="float">
            <text:p>0.0186440742696873</text:p>
          </table:table-cell>
          <table:table-cell table:style-name="ce2" table:formula="of:=IF([.J100]=&quot;&quot;;&quot;&quot;;[.J100]/[.B100])" office:value-type="float" office:value="1.24983749016736" calcext:value-type="float">
            <text:p>1.24983749016736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147421360015869" calcext:value-type="float">
            <text:p>0.0147421360015869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7" calcext:value-type="float">
            <text:p>0.00984474073871167</text:p>
          </table:table-cell>
          <table:table-cell table:formula="of:=IF([.J101]=&quot;&quot;;&quot;&quot;;[.J101]/[.B101])" office:value-type="float" office:value="0.449118311127882" calcext:value-type="float">
            <text:p>0.449118311127882</text:p>
          </table:table-cell>
        </table:table-row>
      </table:table>
      <table:table table:name="results_2048" table:style-name="ta1">
        <table:table-column table:style-name="co2" table:number-columns-repeated="9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40619277954102" calcext:value-type="float">
            <text:p>0.0140619277954102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58026218414307" calcext:value-type="float">
            <text:p>0.015802621841430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251891613006592" calcext:value-type="float">
            <text:p>0.025189161300659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6" calcext:value-type="float">
            <text:p>0.0102767916736056</text:p>
          </table:table-cell>
          <table:table-cell table:formula="of:=IF([.J4]=&quot;&quot;;&quot;&quot;;[.J4]/[.B4])" office:value-type="float" office:value="1.23146467800717" calcext:value-type="float">
            <text:p>1.23146467800717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50618553161621" calcext:value-type="float">
            <text:p>0.0150618553161621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699973106384277" calcext:value-type="float">
            <text:p>0.0069997310638427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168442726135254" calcext:value-type="float">
            <text:p>0.0016844272613525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119774341583252" calcext:value-type="float">
            <text:p>0.0119774341583252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24050235748291" calcext:value-type="float">
            <text:p>0.024050235748291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229687690734863" calcext:value-type="float">
            <text:p>0.022968769073486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1" calcext:value-type="float">
            <text:p>0.000339933925684321</text:p>
          </table:table-cell>
          <table:table-cell table:formula="of:=IF([.J10]=&quot;&quot;;&quot;&quot;;[.J10]/[.B10])" office:value-type="float" office:value="0.0367737954327522" calcext:value-type="float">
            <text:p>0.036773795432752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83577442169189" calcext:value-type="float">
            <text:p>0.0283577442169189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3" calcext:value-type="float">
            <text:p>0.0112096516502223</text:p>
          </table:table-cell>
          <table:table-cell table:style-name="Default" table:formula="of:=IF([.J11]=&quot;&quot;;&quot;&quot;;[.J11]/[.B11])" office:value-type="float" office:value="2.12218786512799" calcext:value-type="float">
            <text:p>2.12218786512799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" calcext:value-type="float">
            <text:p>0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1.00152540206909" calcext:value-type="float">
            <text:p>1.00152540206909</text:p>
          </table:table-cell>
          <table:table-cell/>
          <table:table-cell table:formula="of:=IF([.D12]&gt;0;1;0)" office:value-type="float" office:value="0" calcext:value-type="float">
            <text:p>0</text:p>
          </table:table-cell>
          <table:table-cell table:style-name="Default" table:formula="of:=IF([.D12]&gt;0;[.D12]-[.B12];&quot;&quot;)">
            <text:p/>
          </table:table-cell>
          <table:table-cell table:style-name="Default" table:formula="of:=IF([.J12]=&quot;&quot;;&quot;&quot;;[.J12]/[.B12])">
            <text:p/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478219985961914" calcext:value-type="float">
            <text:p>0.047821998596191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3" calcext:value-type="float">
            <text:p>1.65785320970733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" calcext:value-type="float">
            <text:p>0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1.00059080123901" calcext:value-type="float">
            <text:p>1.00059080123901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Default" table:formula="of:=IF([.D14]&gt;0;[.D14]-[.B14];&quot;&quot;)">
            <text:p/>
          </table:table-cell>
          <table:table-cell table:style-name="Default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17602348327637" calcext:value-type="float">
            <text:p>0.0117602348327637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0836777687072754" calcext:value-type="float">
            <text:p>0.00836777687072754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58" calcext:value-type="float">
            <text:p>0.000959459921698658</text:p>
          </table:table-cell>
          <table:table-cell table:formula="of:=IF([.J16]=&quot;&quot;;&quot;&quot;;[.J16]/[.B16])" office:value-type="float" office:value="0.0935202379632722" calcext:value-type="float">
            <text:p>0.0935202379632722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" calcext:value-type="float">
            <text:p>0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1.0016188621521" calcext:value-type="float">
            <text:p>1.0016188621521</text:p>
          </table:table-cell>
          <table:table-cell/>
          <table:table-cell table:formula="of:=IF([.D17]&gt;0;1;0)" office:value-type="float" office:value="0" calcext:value-type="float">
            <text:p>0</text:p>
          </table:table-cell>
          <table:table-cell table:formula="of:=IF([.D17]&gt;0;[.D17]-[.B17];&quot;&quot;)">
            <text:p/>
          </table:table-cell>
          <table:table-cell table:formula="of:=IF([.J17]=&quot;&quot;;&quot;&quot;;[.J17]/[.B17])">
            <text:p/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" calcext:value-type="float">
            <text:p>0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1.00015497207642" calcext:value-type="float">
            <text:p>1.00015497207642</text:p>
          </table:table-cell>
          <table:table-cell/>
          <table:table-cell table:formula="of:=IF([.D18]&gt;0;1;0)" office:value-type="float" office:value="0" calcext:value-type="float">
            <text:p>0</text:p>
          </table:table-cell>
          <table:table-cell table:style-name="Default" table:formula="of:=IF([.D18]&gt;0;[.D18]-[.B18];&quot;&quot;)">
            <text:p/>
          </table:table-cell>
          <table:table-cell table:style-name="Default" table:formula="of:=IF([.J18]=&quot;&quot;;&quot;&quot;;[.J18]/[.B18])">
            <text:p/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" calcext:value-type="float">
            <text:p>0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1.00051212310791" calcext:value-type="float">
            <text:p>1.00051212310791</text:p>
          </table:table-cell>
          <table:table-cell/>
          <table:table-cell table:formula="of:=IF([.D19]&gt;0;1;0)" office:value-type="float" office:value="0" calcext:value-type="float">
            <text:p>0</text:p>
          </table:table-cell>
          <table:table-cell table:formula="of:=IF([.D19]&gt;0;[.D19]-[.B19];&quot;&quot;)">
            <text:p/>
          </table:table-cell>
          <table:table-cell table:formula="of:=IF([.J19]=&quot;&quot;;&quot;&quot;;[.J19]/[.B19])">
            <text:p/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184974670410156" calcext:value-type="float">
            <text:p>0.018497467041015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7" calcext:value-type="float">
            <text:p>0.0075844827188617</text:p>
          </table:table-cell>
          <table:table-cell table:style-name="Default" table:formula="of:=IF([.J20]=&quot;&quot;;&quot;&quot;;[.J20]/[.B20])" office:value-type="float" office:value="0.878033039345382" calcext:value-type="float">
            <text:p>0.878033039345382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241198539733887" calcext:value-type="float">
            <text:p>0.024119853973388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02" calcext:value-type="float">
            <text:p>0.00879342536406902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6446590423584" calcext:value-type="float">
            <text:p>0.01644659042358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3" calcext:value-type="float">
            <text:p>0.00362854667331403</text:p>
          </table:table-cell>
          <table:table-cell table:formula="of:=IF([.J22]=&quot;&quot;;&quot;&quot;;[.J22]/[.B22])" office:value-type="float" office:value="0.539312677528975" calcext:value-type="float">
            <text:p>0.539312677528975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353868007659912" calcext:value-type="float">
            <text:p>0.035386800765991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268018245697022" calcext:value-type="float">
            <text:p>0.026801824569702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5" calcext:value-type="float">
            <text:p>1.79319792604475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327949523925781" calcext:value-type="float">
            <text:p>0.032794952392578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19899845123291" calcext:value-type="float">
            <text:p>0.019899845123291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1" calcext:value-type="float">
            <text:p>0.0111108604328081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233371257781982" calcext:value-type="float">
            <text:p>0.023337125778198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110070705413818" calcext:value-type="float">
            <text:p>0.011007070541381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189197063446045" calcext:value-type="float">
            <text:p>0.0189197063446045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6" calcext:value-type="float">
            <text:p>0.00518919930154516</text:p>
          </table:table-cell>
          <table:table-cell table:style-name="Default" table:formula="of:=IF([.J29]=&quot;&quot;;&quot;&quot;;[.J29]/[.B29])" office:value-type="float" office:value="0.517515794896101" calcext:value-type="float">
            <text:p>0.517515794896101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317139625549316" calcext:value-type="float">
            <text:p>0.0317139625549316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" calcext:value-type="float">
            <text:p>0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1.00022125244141" calcext:value-type="float">
            <text:p>1.00022125244141</text:p>
          </table:table-cell>
          <table:table-cell/>
          <table:table-cell table:formula="of:=IF([.D31]&gt;0;1;0)" office:value-type="float" office:value="0" calcext:value-type="float">
            <text:p>0</text:p>
          </table:table-cell>
          <table:table-cell table:style-name="Default" table:formula="of:=IF([.D31]&gt;0;[.D31]-[.B31];&quot;&quot;)">
            <text:p/>
          </table:table-cell>
          <table:table-cell table:style-name="Default" table:formula="of:=IF([.J31]=&quot;&quot;;&quot;&quot;;[.J31]/[.B31])">
            <text:p/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" calcext:value-type="float">
            <text:p>0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1.00040435791016" calcext:value-type="float">
            <text:p>1.00040435791016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style-name="Default" table:formula="of:=IF([.D32]&gt;0;[.D32]-[.B32];&quot;&quot;)">
            <text:p/>
          </table:table-cell>
          <table:table-cell table:style-name="Default"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0976371765136719" calcext:value-type="float">
            <text:p>0.00976371765136719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" calcext:value-type="float">
            <text:p>0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1.00062966346741" calcext:value-type="float">
            <text:p>1.00062966346741</text:p>
          </table:table-cell>
          <table:table-cell/>
          <table:table-cell table:formula="of:=IF([.D34]&gt;0;1;0)" office:value-type="float" office:value="0" calcext:value-type="float">
            <text:p>0</text:p>
          </table:table-cell>
          <table:table-cell table:style-name="Default" table:formula="of:=IF([.D34]&gt;0;[.D34]-[.B34];&quot;&quot;)">
            <text:p/>
          </table:table-cell>
          <table:table-cell table:style-name="Default" table:formula="of:=IF([.J34]=&quot;&quot;;&quot;&quot;;[.J34]/[.B34])">
            <text:p/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" calcext:value-type="float">
            <text:p>0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1.00070071220398" calcext:value-type="float">
            <text:p>1.00070071220398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Default" table:formula="of:=IF([.D35]&gt;0;[.D35]-[.B35];&quot;&quot;)">
            <text:p/>
          </table:table-cell>
          <table:table-cell table:style-name="Default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" calcext:value-type="float">
            <text:p>0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1.00079369544983" calcext:value-type="float">
            <text:p>1.00079369544983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Default" table:formula="of:=IF([.D36]&gt;0;[.D36]-[.B36];&quot;&quot;)">
            <text:p/>
          </table:table-cell>
          <table:table-cell table:style-name="Default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" calcext:value-type="float">
            <text:p>0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1.00049448013306" calcext:value-type="float">
            <text:p>1.00049448013306</text:p>
          </table:table-cell>
          <table:table-cell/>
          <table:table-cell table:formula="of:=IF([.D37]&gt;0;1;0)" office:value-type="float" office:value="0" calcext:value-type="float">
            <text:p>0</text:p>
          </table:table-cell>
          <table:table-cell table:style-name="Default" table:formula="of:=IF([.D37]&gt;0;[.D37]-[.B37];&quot;&quot;)">
            <text:p/>
          </table:table-cell>
          <table:table-cell table:style-name="Default" table:formula="of:=IF([.J37]=&quot;&quot;;&quot;&quot;;[.J37]/[.B37])">
            <text:p/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" calcext:value-type="float">
            <text:p>0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1.0006308555603" calcext:value-type="float">
            <text:p>1.0006308555603</text:p>
          </table:table-cell>
          <table:table-cell/>
          <table:table-cell table:formula="of:=IF([.D38]&gt;0;1;0)" office:value-type="float" office:value="0" calcext:value-type="float">
            <text:p>0</text:p>
          </table:table-cell>
          <table:table-cell table:style-name="Default" table:formula="of:=IF([.D38]&gt;0;[.D38]-[.B38];&quot;&quot;)">
            <text:p/>
          </table:table-cell>
          <table:table-cell table:style-name="Default" table:formula="of:=IF([.J38]=&quot;&quot;;&quot;&quot;;[.J38]/[.B38])">
            <text:p/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269238948822022" calcext:value-type="float">
            <text:p>0.0269238948822022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22479772567749" calcext:value-type="float">
            <text:p>0.022479772567749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2" calcext:value-type="float">
            <text:p>0.00510720816450472</text:p>
          </table:table-cell>
          <table:table-cell table:style-name="Default" table:formula="of:=IF([.J40]=&quot;&quot;;&quot;&quot;;[.J40]/[.B40])" office:value-type="float" office:value="0.641399996715594" calcext:value-type="float">
            <text:p>0.641399996715594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119545459747314" calcext:value-type="float">
            <text:p>0.0119545459747314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1" calcext:value-type="float">
            <text:p>0.00513298266325701</text:p>
          </table:table-cell>
          <table:table-cell table:style-name="Default" table:formula="of:=IF([.J41]=&quot;&quot;;&quot;&quot;;[.J41]/[.B41])" office:value-type="float" office:value="0.790111555326825" calcext:value-type="float">
            <text:p>0.790111555326825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0861907005310059" calcext:value-type="float">
            <text:p>0.00861907005310059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5" calcext:value-type="float">
            <text:p>0.128061125293835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" calcext:value-type="float">
            <text:p>0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1.00004315376282" calcext:value-type="float">
            <text:p>1.00004315376282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style-name="Default" table:formula="of:=IF([.D43]&gt;0;[.D43]-[.B43];&quot;&quot;)">
            <text:p/>
          </table:table-cell>
          <table:table-cell table:style-name="Default"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64401531219482" calcext:value-type="float">
            <text:p>0.0164401531219482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58" calcext:value-type="float">
            <text:p>0.00281142316655958</text:p>
          </table:table-cell>
          <table:table-cell table:style-name="Default" table:formula="of:=IF([.J44]=&quot;&quot;;&quot;&quot;;[.J44]/[.B44])" office:value-type="float" office:value="0.347099050758268" calcext:value-type="float">
            <text:p>0.347099050758268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887322425842285" calcext:value-type="float">
            <text:p>0.0088732242584228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319631099700928" calcext:value-type="float">
            <text:p>0.0319631099700928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8" calcext:value-type="float">
            <text:p>0.744164244822448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44877433776855" calcext:value-type="float">
            <text:p>0.0144877433776855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78" calcext:value-type="float">
            <text:p>0.0093650934669837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0974369049072266" calcext:value-type="float">
            <text:p>0.00974369049072266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5" calcext:value-type="float">
            <text:p>0.00307763287047835</text:p>
          </table:table-cell>
          <table:table-cell table:formula="of:=IF([.J48]=&quot;&quot;;&quot;&quot;;[.J48]/[.B48])" office:value-type="float" office:value="0.343458746027933" calcext:value-type="float">
            <text:p>0.343458746027933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" calcext:value-type="float">
            <text:p>0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1.00007009506226" calcext:value-type="float">
            <text:p>1.00007009506226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Default" table:formula="of:=IF([.D49]&gt;0;[.D49]-[.B49];&quot;&quot;)">
            <text:p/>
          </table:table-cell>
          <table:table-cell table:style-name="Default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193595886230469" calcext:value-type="float">
            <text:p>0.00193595886230469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" calcext:value-type="float">
            <text:p>0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1.00011205673218" calcext:value-type="float">
            <text:p>1.00011205673218</text:p>
          </table:table-cell>
          <table:table-cell/>
          <table:table-cell table:formula="of:=IF([.D51]&gt;0;1;0)" office:value-type="float" office:value="0" calcext:value-type="float">
            <text:p>0</text:p>
          </table:table-cell>
          <table:table-cell table:formula="of:=IF([.D51]&gt;0;[.D51]-[.B51];&quot;&quot;)">
            <text:p/>
          </table:table-cell>
          <table:table-cell table:formula="of:=IF([.J51]=&quot;&quot;;&quot;&quot;;[.J51]/[.B51])">
            <text:p/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273685455322266" calcext:value-type="float">
            <text:p>0.0273685455322266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61" calcext:value-type="float">
            <text:p>0.00770435767617861</text:p>
          </table:table-cell>
          <table:table-cell table:formula="of:=IF([.J52]=&quot;&quot;;&quot;&quot;;[.J52]/[.B52])" office:value-type="float" office:value="0.839369883304377" calcext:value-type="float">
            <text:p>0.839369883304377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" calcext:value-type="float">
            <text:p>0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1.00068926811218" calcext:value-type="float">
            <text:p>1.00068926811218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5998363494873" calcext:value-type="float">
            <text:p>0.015998363494873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280182361602783" calcext:value-type="float">
            <text:p>0.0280182361602783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" calcext:value-type="float">
            <text:p>0.0077780630713985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" calcext:value-type="float">
            <text:p>0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1.00067925453186" calcext:value-type="float">
            <text:p>1.00067925453186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709652900695801" calcext:value-type="float">
            <text:p>0.0070965290069580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" calcext:value-type="float">
            <text:p>0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1.0001323223114" calcext:value-type="float">
            <text:p>1.0001323223114</text:p>
          </table:table-cell>
          <table:table-cell/>
          <table:table-cell table:formula="of:=IF([.D58]&gt;0;1;0)" office:value-type="float" office:value="0" calcext:value-type="float">
            <text:p>0</text:p>
          </table:table-cell>
          <table:table-cell table:formula="of:=IF([.D58]&gt;0;[.D58]-[.B58];&quot;&quot;)">
            <text:p/>
          </table:table-cell>
          <table:table-cell table:formula="of:=IF([.J58]=&quot;&quot;;&quot;&quot;;[.J58]/[.B58])">
            <text:p/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10533332824707" calcext:value-type="float">
            <text:p>0.010533332824707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133986473083496" calcext:value-type="float">
            <text:p>0.0133986473083496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8" calcext:value-type="float">
            <text:p>0.210867638933848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105624198913574" calcext:value-type="float">
            <text:p>0.010562419891357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77" calcext:value-type="float">
            <text:p>0.000231463758063377</text:p>
          </table:table-cell>
          <table:table-cell table:formula="of:=IF([.J61]=&quot;&quot;;&quot;&quot;;[.J61]/[.B61])" office:value-type="float" office:value="0.0272327662911593" calcext:value-type="float">
            <text:p>0.0272327662911593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237841606140137" calcext:value-type="float">
            <text:p>0.0237841606140137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3" calcext:value-type="float">
            <text:p>0.00511818999319513</text:p>
          </table:table-cell>
          <table:table-cell table:formula="of:=IF([.J62]=&quot;&quot;;&quot;&quot;;[.J62]/[.B62])" office:value-type="float" office:value="0.613558842603529" calcext:value-type="float">
            <text:p>0.613558842603529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" calcext:value-type="float">
            <text:p>0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1.00065779685974" calcext:value-type="float">
            <text:p>1.00065779685974</text:p>
          </table:table-cell>
          <table:table-cell/>
          <table:table-cell table:formula="of:=IF([.D63]&gt;0;1;0)" office:value-type="float" office:value="0" calcext:value-type="float">
            <text:p>0</text:p>
          </table:table-cell>
          <table:table-cell table:formula="of:=IF([.D63]&gt;0;[.D63]-[.B63];&quot;&quot;)">
            <text:p/>
          </table:table-cell>
          <table:table-cell table:formula="of:=IF([.J63]=&quot;&quot;;&quot;&quot;;[.J63]/[.B63])">
            <text:p/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195820331573486" calcext:value-type="float">
            <text:p>0.0195820331573486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" calcext:value-type="float">
            <text:p>0.66064484646505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276296138763428" calcext:value-type="float">
            <text:p>0.0276296138763428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12042760848999" calcext:value-type="float">
            <text:p>0.012042760848999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2" calcext:value-type="float">
            <text:p>0.000261885024085862</text:p>
          </table:table-cell>
          <table:table-cell table:formula="of:=IF([.J66]=&quot;&quot;;&quot;&quot;;[.J66]/[.B66])" office:value-type="float" office:value="0.0285165951416074" calcext:value-type="float">
            <text:p>0.0285165951416074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" calcext:value-type="float">
            <text:p>0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1.00068831443787" calcext:value-type="float">
            <text:p>1.00068831443787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186536312103272" calcext:value-type="float">
            <text:p>0.018653631210327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19" calcext:value-type="float">
            <text:p>0.00263040410272919</text:p>
          </table:table-cell>
          <table:table-cell table:formula="of:=IF([.J68]=&quot;&quot;;&quot;&quot;;[.J68]/[.B68])" office:value-type="float" office:value="0.227279856451824" calcext:value-type="float">
            <text:p>0.227279856451824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141329765319824" calcext:value-type="float">
            <text:p>0.0141329765319824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9" calcext:value-type="float">
            <text:p>0.00234656772078989</text:p>
          </table:table-cell>
          <table:table-cell table:formula="of:=IF([.J69]=&quot;&quot;;&quot;&quot;;[.J69]/[.B69])" office:value-type="float" office:value="0.234851060533507" calcext:value-type="float">
            <text:p>0.234851060533507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" calcext:value-type="float">
            <text:p>0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1.00053215026855" calcext:value-type="float">
            <text:p>1.00053215026855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formula="of:=IF([.D70]&gt;0;[.D70]-[.B70];&quot;&quot;)">
            <text:p/>
          </table:table-cell>
          <table:table-cell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266017913818359" calcext:value-type="float">
            <text:p>0.026601791381835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5" calcext:value-type="float">
            <text:p>0.00730398339993355</text:p>
          </table:table-cell>
          <table:table-cell table:formula="of:=IF([.J71]=&quot;&quot;;&quot;&quot;;[.J71]/[.B71])" office:value-type="float" office:value="0.919550660386573" calcext:value-type="float">
            <text:p>0.919550660386573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194399356842041" calcext:value-type="float">
            <text:p>0.019439935684204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1" calcext:value-type="float">
            <text:p>0.00689396450075341</text:p>
          </table:table-cell>
          <table:table-cell table:formula="of:=IF([.J72]=&quot;&quot;;&quot;&quot;;[.J72]/[.B72])" office:value-type="float" office:value="0.726042666409246" calcext:value-type="float">
            <text:p>0.726042666409246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404152870178223" calcext:value-type="float">
            <text:p>0.040415287017822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1" calcext:value-type="float">
            <text:p>1.83556894068761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172584056854248" calcext:value-type="float">
            <text:p>0.017258405685424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1" calcext:value-type="float">
            <text:p>0.914105642152591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0791525840759277" calcext:value-type="float">
            <text:p>0.0079152584075927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140695571899414" calcext:value-type="float">
            <text:p>0.0140695571899414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212917327880859" calcext:value-type="float">
            <text:p>0.021291732788085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25" calcext:value-type="float">
            <text:p>0.00127961078433125</text:p>
          </table:table-cell>
          <table:table-cell table:formula="of:=IF([.J77]=&quot;&quot;;&quot;&quot;;[.J77]/[.B77])" office:value-type="float" office:value="0.106945212182951" calcext:value-type="float">
            <text:p>0.106945212182951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356311798095703" calcext:value-type="float">
            <text:p>0.0356311798095703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8" calcext:value-type="float">
            <text:p>0.0184048421053928</text:p>
          </table:table-cell>
          <table:table-cell table:formula="of:=IF([.J78]=&quot;&quot;;&quot;&quot;;[.J78]/[.B78])" office:value-type="float" office:value="2.22173879191601" calcext:value-type="float">
            <text:p>2.22173879191601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58853530883789" calcext:value-type="float">
            <text:p>0.0158853530883789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" calcext:value-type="float">
            <text:p>0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1.001051902771" calcext:value-type="float">
            <text:p>1.001051902771</text:p>
          </table:table-cell>
          <table:table-cell/>
          <table:table-cell table:formula="of:=IF([.D80]&gt;0;1;0)" office:value-type="float" office:value="0" calcext:value-type="float">
            <text:p>0</text:p>
          </table:table-cell>
          <table:table-cell table:formula="of:=IF([.D80]&gt;0;[.D80]-[.B80];&quot;&quot;)">
            <text:p/>
          </table:table-cell>
          <table:table-cell table:formula="of:=IF([.J80]=&quot;&quot;;&quot;&quot;;[.J80]/[.B80])">
            <text:p/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342917442321777" calcext:value-type="float">
            <text:p>0.0342917442321777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3" calcext:value-type="float">
            <text:p>0.00933047293400813</text:p>
          </table:table-cell>
          <table:table-cell table:formula="of:=IF([.J81]=&quot;&quot;;&quot;&quot;;[.J81]/[.B81])" office:value-type="float" office:value="0.742271275920959" calcext:value-type="float">
            <text:p>0.742271275920959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11582612991333" calcext:value-type="float">
            <text:p>0.01158261299133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167791843414307" calcext:value-type="float">
            <text:p>0.0167791843414307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5" calcext:value-type="float">
            <text:p>0.00394505641581355</text:p>
          </table:table-cell>
          <table:table-cell table:formula="of:=IF([.J83]=&quot;&quot;;&quot;&quot;;[.J83]/[.B83])" office:value-type="float" office:value="0.459718756521884" calcext:value-type="float">
            <text:p>0.459718756521884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" calcext:value-type="float">
            <text:p>0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1.00017523765564" calcext:value-type="float">
            <text:p>1.00017523765564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740957260131836" calcext:value-type="float">
            <text:p>0.00740957260131836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6" calcext:value-type="float">
            <text:p>0.00171169590655196</text:p>
          </table:table-cell>
          <table:table-cell table:formula="of:=IF([.J85]=&quot;&quot;;&quot;&quot;;[.J85]/[.B85])" office:value-type="float" office:value="0.296981762833938" calcext:value-type="float">
            <text:p>0.296981762833938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590753555297852" calcext:value-type="float">
            <text:p>0.00590753555297852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0929164886474609" calcext:value-type="float">
            <text:p>0.00929164886474609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1" calcext:value-type="float">
            <text:p>0.002618273369981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64146423339844" calcext:value-type="float">
            <text:p>0.0164146423339844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4" calcext:value-type="float">
            <text:p>0.00753691337421414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470757484436035" calcext:value-type="float">
            <text:p>0.00470757484436035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" calcext:value-type="float">
            <text:p>0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1.00030064582825" calcext:value-type="float">
            <text:p>1.00030064582825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formula="of:=IF([.D90]&gt;0;[.D90]-[.B90];&quot;&quot;)">
            <text:p/>
          </table:table-cell>
          <table:table-cell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" calcext:value-type="float">
            <text:p>0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1.00026059150696" calcext:value-type="float">
            <text:p>1.00026059150696</text:p>
          </table:table-cell>
          <table:table-cell/>
          <table:table-cell table:formula="of:=IF([.D91]&gt;0;1;0)" office:value-type="float" office:value="0" calcext:value-type="float">
            <text:p>0</text:p>
          </table:table-cell>
          <table:table-cell table:formula="of:=IF([.D91]&gt;0;[.D91]-[.B91];&quot;&quot;)">
            <text:p/>
          </table:table-cell>
          <table:table-cell table:formula="of:=IF([.J91]=&quot;&quot;;&quot;&quot;;[.J91]/[.B91])">
            <text:p/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314693450927734" calcext:value-type="float">
            <text:p>0.0314693450927734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49" calcext:value-type="float">
            <text:p>1.42286647348949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427629947662354" calcext:value-type="float">
            <text:p>0.0427629947662354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5" calcext:value-type="float">
            <text:p>0.0192520491242925</text:p>
          </table:table-cell>
          <table:table-cell table:formula="of:=IF([.J93]=&quot;&quot;;&quot;&quot;;[.J93]/[.B93])" office:value-type="float" office:value="2.58250983683246" calcext:value-type="float">
            <text:p>2.58250983683246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104644298553467" calcext:value-type="float">
            <text:p>0.0104644298553467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7" calcext:value-type="float">
            <text:p>0.00513987559134987</text:p>
          </table:table-cell>
          <table:table-cell table:formula="of:=IF([.J94]=&quot;&quot;;&quot;&quot;;[.J94]/[.B94])" office:value-type="float" office:value="0.710733114103346" calcext:value-type="float">
            <text:p>0.710733114103346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50959396362305" calcext:value-type="float">
            <text:p>0.0025095939636230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357444286346436" calcext:value-type="float">
            <text:p>0.0357444286346436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4" calcext:value-type="float">
            <text:p>0.0216946930313044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" calcext:value-type="float">
            <text:p>0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1.00037741661072" calcext:value-type="float">
            <text:p>1.00037741661072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132169723510742" calcext:value-type="float">
            <text:p>0.013216972351074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" calcext:value-type="float">
            <text:p>0.003339703288462</text:p>
          </table:table-cell>
          <table:table-cell table:formula="of:=IF([.J98]=&quot;&quot;;&quot;&quot;;[.J98]/[.B98])" office:value-type="float" office:value="0.362209030770283" calcext:value-type="float">
            <text:p>0.362209030770283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0933146476745606" calcext:value-type="float">
            <text:p>0.00933146476745606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304505825042725" calcext:value-type="float">
            <text:p>0.0304505825042725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141987800598145" calcext:value-type="float">
            <text:p>0.0141987800598145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1" calcext:value-type="float">
            <text:p>0.00403256247364781</text:p>
          </table:table-cell>
          <table:table-cell table:formula="of:=IF([.J101]=&quot;&quot;;&quot;&quot;;[.J101]/[.B101])" office:value-type="float" office:value="0.440382714702254" calcext:value-type="float">
            <text:p>0.440382714702254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299803972244263" calcext:value-type="float">
            <text:p>0.299803972244263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242414236068726" calcext:value-type="float">
            <text:p>0.242414236068726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0.313896179199219" calcext:value-type="float">
            <text:p>0.313896179199219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0.551133871078491" calcext:value-type="float">
            <text:p>0.551133871078491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0.768460988998413" calcext:value-type="float">
            <text:p>0.768460988998413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0.650483846664429" calcext:value-type="float">
            <text:p>0.6504838466644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499673287073771" calcext:value-type="float">
            <text:p>0.00499673287073771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404023726781209" calcext:value-type="float">
            <text:p>0.00404023726781209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0523160298665365" calcext:value-type="float">
            <text:p>0.00523160298665365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0918556451797485" calcext:value-type="float">
            <text:p>0.00918556451797485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28076831499736" calcext:value-type="float">
            <text:p>0.0128076831499736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108413974444071" calcext:value-type="float">
            <text:p>0.01084139744440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94" calcext:value-type="float">
            <text:p>94</text:p>
          </table:table-cell>
          <table:table-cell table:style-name="ce1" table:formula="of:=AVERAGE([$results_128.$K$2:.$K$51])*100" office:value-type="float" office:value="32.0842974367075" calcext:value-type="float">
            <text:p>32.084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92" calcext:value-type="float">
            <text:p>92</text:p>
          </table:table-cell>
          <table:table-cell table:style-name="ce1" table:formula="of:=AVERAGE([$results_256.$K$2:.$K$51])*100" office:value-type="float" office:value="25.5592583218295" calcext:value-type="float">
            <text:p>25.559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96" calcext:value-type="float">
            <text:p>96</text:p>
          </table:table-cell>
          <table:table-cell table:style-name="ce1" table:formula="of:=AVERAGE([$results_512.$K$2:.$K$51])*100" office:value-type="float" office:value="48.216291028" calcext:value-type="float">
            <text:p>48.216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82" calcext:value-type="float">
            <text:p>82</text:p>
          </table:table-cell>
          <table:table-cell table:style-name="ce1" table:formula="of:=AVERAGE([$results_1024.$K$2:.$K$51])*100" office:value-type="float" office:value="109.119308508098" calcext:value-type="float">
            <text:p>109.119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70" calcext:value-type="float">
            <text:p>70</text:p>
          </table:table-cell>
          <table:table-cell table:style-name="ce1" table:formula="of:=AVERAGE([$results_2048.$K$2:.$K$51])*100" office:value-type="float" office:value="72.4400886118535" calcext:value-type="float">
            <text:p>72.440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89" calcext:value-type="float">
            <text:p>89</text:p>
          </table:table-cell>
          <table:table-cell table:formula="of:=AVERAGE([.C17:.C22])" office:value-type="float" office:value="50.91940647071" calcext:value-type="float">
            <text:p>50.91940647071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4:54:47.1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3-31T16:10:59.409000000</dc:date>
    <meta:editing-duration>PT4H35M30S</meta:editing-duration>
    <meta:editing-cycles>45</meta:editing-cycles>
    <meta:generator>LibreOffice/7.6.1.2$Windows_X86_64 LibreOffice_project/f5defcebd022c5bc36bbb79be232cb6926d8f674</meta:generator>
    <meta:document-statistic meta:table-count="14" meta:cell-count="633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Rounded MT Bold'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Arial Rounded MT Bold'" style:font-style-name="Normal"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'Arial Rounded MT Bold'" style:font-style-name="Normal" fo:font-size="2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ChartDash_20_2"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ChartDash_20_4" svg:stroke-width="0.03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ChartDash_20_6" svg:stroke-width="0.035cm" svg:stroke-color="#111111" draw:fill-color="#111111"/>
      <style:text-properties fo:font-size="10pt" style:font-size-asian="10pt" style:font-size-complex="10pt"/>
    </style:style>
    <style:style style:name="ch15" style:family="chart">
      <style:graphic-properties svg:stroke-color="#ffffff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91cm" svg:height="13.356cm" xlink:href=".." xlink:type="simple" chart:class="chart:line" chart:style-name="ch1">
        <chart:title svg:x="5.774cm" svg:y="0.357cm" chart:style-name="ch2">
          <text:p>Convergence</text:p>
        </chart:title>
        <chart:legend chart:legend-position="bottom" svg:x="0cm" svg:y="12.666cm" style:legend-expansion="custom" svg:width="16.591cm" svg:height="0.689cm" style:legend-expansion-aspect-ratio="24.0798258345428" chart:style-name="ch3"/>
        <chart:plot-area chart:style-name="ch4" table:cell-range-address="loss_analysis.A2:loss_analysis.AE8" chart:data-source-has-labels="both" svg:x="1.06cm" svg:y="0.264cm" svg:width="15.212cm" svg:height="11.212cm">
          <chart:coordinate-region svg:x="1.814cm" svg:y="0.483cm" svg:width="14.258cm" svg:height="10.306cm"/>
          <chart:axis chart:dimension="x" chart:name="primary-x" chart:style-name="ch5" chartooo:axis-type="auto">
            <chartooo:date-scale/>
            <chart:title svg:x="7.433cm" svg:y="11.455cm" chart:style-name="ch6">
              <text:p>Epochs</text:p>
            </chart:title>
            <chart:categories table:cell-range-address="loss_analysis.B2:loss_analysis.AE2"/>
          </chart:axis>
          <chart:axis chart:dimension="y" chart:name="primary-y" chart:style-name="ch7">
            <chart:title svg:x="0.001cm" svg:y="6.804cm" chart:style-name="ch8">
              <text:p>Loss</text:p>
            </chart:title>
          </chart:axis>
          <chart:series chart:style-name="ch9" chart:values-cell-range-address="loss_analysis.B3:loss_analysis.AE3" chart:label-cell-address="loss_analysis.A3:loss_analysis.A3" chart:class="chart:line">
            <chart:data-point chart:repeated="30"/>
          </chart:series>
          <chart:series chart:style-name="ch10" chart:values-cell-range-address="loss_analysis.B4:loss_analysis.AE4" chart:label-cell-address="loss_analysis.A4:loss_analysis.A4" chart:class="chart:line">
            <chart:data-point chart:repeated="30"/>
          </chart:series>
          <chart:series chart:style-name="ch11" chart:values-cell-range-address="loss_analysis.B5:loss_analysis.AE5" chart:label-cell-address="loss_analysis.A5:loss_analysis.A5" chart:class="chart:line">
            <chart:data-point chart:repeated="30"/>
          </chart:series>
          <chart:series chart:style-name="ch12" chart:values-cell-range-address="loss_analysis.B6:loss_analysis.AE6" chart:label-cell-address="loss_analysis.A6:loss_analysis.A6" chart:class="chart:line">
            <chart:data-point chart:repeated="30"/>
          </chart:series>
          <chart:series chart:style-name="ch13" chart:values-cell-range-address="loss_analysis.B7:loss_analysis.AE7" chart:label-cell-address="loss_analysis.A7:loss_analysis.A7" chart:class="chart:line">
            <chart:data-point chart:repeated="30"/>
          </chart:series>
          <chart:series chart:style-name="ch14" chart:values-cell-range-address="loss_analysis.B8:loss_analysis.AE8" chart:label-cell-address="loss_analysis.A8:loss_analysis.A8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oss_analysis.B2:loss_analysis.A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loss_analysis.A3:loss_analysis.A3</svg:desc>
                </draw:g>
              </table:table-cell>
              <table:table-cell office:value-type="float" office:value="NaN">
                <text:p>NaN</text:p>
                <draw:g>
                  <svg:desc>loss_analysis.B3:loss_analysis.A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7</text:p>
                <draw:g>
                  <svg:desc>loss_analysis.A4:loss_analysis.A4</svg:desc>
                </draw:g>
              </table:table-cell>
              <table:table-cell office:value-type="float" office:value="NaN">
                <text:p>NaN</text:p>
                <draw:g>
                  <svg:desc>loss_analysis.B4:loss_analysis.AE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8</text:p>
                <draw:g>
                  <svg:desc>loss_analysis.A5:loss_analysis.A5</svg:desc>
                </draw:g>
              </table:table-cell>
              <table:table-cell office:value-type="float" office:value="NaN">
                <text:p>NaN</text:p>
                <draw:g>
                  <svg:desc>loss_analysis.B5:loss_analysis.AE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9</text:p>
                <draw:g>
                  <svg:desc>loss_analysis.A6:loss_analysis.A6</svg:desc>
                </draw:g>
              </table:table-cell>
              <table:table-cell office:value-type="float" office:value="NaN">
                <text:p>NaN</text:p>
                <draw:g>
                  <svg:desc>loss_analysis.B6:loss_analysis.A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0</text:p>
                <draw:g>
                  <svg:desc>loss_analysis.A7:loss_analysis.A7</svg:desc>
                </draw:g>
              </table:table-cell>
              <table:table-cell office:value-type="float" office:value="NaN">
                <text:p>NaN</text:p>
                <draw:g>
                  <svg:desc>loss_analysis.B7:loss_analysis.A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1</text:p>
                <draw:g>
                  <svg:desc>loss_analysis.A8:loss_analysis.A8</svg:desc>
                </draw:g>
              </table:table-cell>
              <table:table-cell office:value-type="float" office:value="NaN">
                <text:p>NaN</text:p>
                <draw:g>
                  <svg:desc>loss_analysis.B8:loss_analysis.AE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300%" draw:distance="100%"/>
    <draw:stroke-dash draw:name="ChartDash_20_3" draw:display-name="ChartDash 3" draw:style="rect" draw:dots1="1" draw:dots1-length="400%" draw:distance="300%"/>
    <draw:stroke-dash draw:name="ChartDash_20_4" draw:display-name="ChartDash 4" draw:style="rect" draw:dots1="1" draw:dots1-length="300%" draw:dots2="1" draw:dots2-length="100%" draw:distance="100%"/>
    <draw:stroke-dash draw:name="ChartDash_20_5" draw:display-name="ChartDash 5" draw:style="round" draw:dots1="1" draw:dots1-length="201%" draw:distance="199%"/>
    <draw:stroke-dash draw:name="ChartDash_20_6" draw:display-name="ChartDash 6" draw:style="rect" draw:dots1="1" draw:dots1-length="8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9:results_analysis.D15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499673287073771">
                <text:p>0.00499673287073771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404023726781209">
                <text:p>0.00404023726781209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0523160298665365">
                <text:p>0.00523160298665365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0918556451797485">
                <text:p>0.00918556451797485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28076831499736">
                <text:p>0.0128076831499736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108413974444071">
                <text:p>0.01084139744440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13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2.0842974367075">
                <text:p>32.0842974367075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25.5592583218295">
                <text:p>25.5592583218295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48.216291028">
                <text:p>48.216291028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9.119308508098">
                <text:p>109.119308508098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2.4400886118535">
                <text:p>72.4400886118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